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B" style:family="table-column">
      <style:table-column-properties style:column-width="11.333cm" style:rel-column-width="4369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9cm" table:align="right"/>
    </style:style>
    <style:style style:name="Table1.A" style:family="table-column">
      <style:table-column-properties style:column-width="2.298cm"/>
    </style:style>
    <style:style style:name="Table1.B" style:family="table-column">
      <style:table-column-properties style:column-width="14.6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996cm" style:rel-column-width="5100*"/>
    </style:style>
    <style:style style:name="Table4.B" style:family="table-column">
      <style:table-column-properties style:column-width="8.005cm" style:rel-column-width="453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399cm" style:rel-column-width="2494*"/>
    </style:style>
    <style:style style:name="Table5.B" style:family="table-column">
      <style:table-column-properties style:column-width="12.601cm" style:rel-column-width="714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606cm" style:rel-column-width="3178*"/>
    </style:style>
    <style:style style:name="Table6.B" style:family="table-column">
      <style:table-column-properties style:column-width="11.395cm" style:rel-column-width="6460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404cm" style:rel-column-width="1930*"/>
    </style:style>
    <style:style style:name="Table3.B" style:family="table-column">
      <style:table-column-properties style:column-width="13.596cm" style:rel-column-width="770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198cm" fo:margin-left="-0.099cm" table:align="left"/>
    </style:style>
    <style:style style:name="Table8.A" style:family="table-column">
      <style:table-column-properties style:column-width="2.895cm"/>
    </style:style>
    <style:style style:name="Table8.B" style:family="table-column">
      <style:table-column-properties style:column-width="6.911cm"/>
    </style:style>
    <style:style style:name="Table8.C" style:family="table-column">
      <style:table-column-properties style:column-width="3.787cm"/>
    </style:style>
    <style:style style:name="Table8.D" style:family="table-column">
      <style:table-column-properties style:column-width="3.605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6" style:family="table-row">
      <style:table-row-properties style:min-row-height="3.87cm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4819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2.895cm" style:rel-column-width="1641*"/>
    </style:style>
    <style:style style:name="Table11.B" style:family="table-column">
      <style:table-column-properties style:column-width="7.011cm" style:rel-column-width="3975*"/>
    </style:style>
    <style:style style:name="Table11.C" style:family="table-column">
      <style:table-column-properties style:column-width="4.498cm" style:rel-column-width="2550*"/>
    </style:style>
    <style:style style:name="Table11.D" style:family="table-column">
      <style:table-column-properties style:column-width="2.596cm" style:rel-column-width="1472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D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8.5cm" style:rel-column-width="32767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2" style:family="table-row">
      <style:table-row-properties style:min-row-height="3.022cm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8.5cm" style:rel-column-width="32767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6cca" officeooo:paragraph-rsid="00016cca"/>
    </style:style>
    <style:style style:name="P2" style:family="paragraph" style:parent-style-name="Standard">
      <style:text-properties fo:font-weight="bold" officeooo:rsid="00016cca" officeooo:paragraph-rsid="00028433" style:font-weight-asian="bold" style:font-weight-complex="bold"/>
    </style:style>
    <style:style style:name="P3" style:family="paragraph" style:parent-style-name="Standard">
      <style:text-properties fo:font-weight="bold" officeooo:rsid="00028433" officeooo:paragraph-rsid="00028433" style:font-weight-asian="bold" style:font-weight-complex="bold"/>
    </style:style>
    <style:style style:name="P4" style:family="paragraph" style:parent-style-name="Standard">
      <style:text-properties officeooo:rsid="00028433" officeooo:paragraph-rsid="00028433"/>
    </style:style>
    <style:style style:name="P5" style:family="paragraph" style:parent-style-name="Standard">
      <style:text-properties officeooo:rsid="0002ed73" officeooo:paragraph-rsid="0002ed73"/>
    </style:style>
    <style:style style:name="P6" style:family="paragraph" style:parent-style-name="Standard">
      <style:text-properties officeooo:rsid="0002ed73" officeooo:paragraph-rsid="0011676d"/>
    </style:style>
    <style:style style:name="P7" style:family="paragraph" style:parent-style-name="Standard">
      <style:text-properties officeooo:rsid="0002ed73" officeooo:paragraph-rsid="00129b20"/>
    </style:style>
    <style:style style:name="P8" style:family="paragraph" style:parent-style-name="Standard">
      <style:text-properties officeooo:rsid="0002ed73" officeooo:paragraph-rsid="00177a21"/>
    </style:style>
    <style:style style:name="P9" style:family="paragraph" style:parent-style-name="Standard">
      <style:text-properties officeooo:rsid="0005f54e" officeooo:paragraph-rsid="0005f54e"/>
    </style:style>
    <style:style style:name="P10" style:family="paragraph" style:parent-style-name="Standard">
      <style:text-properties officeooo:rsid="0005f54e" officeooo:paragraph-rsid="000a1cf1"/>
    </style:style>
    <style:style style:name="P11" style:family="paragraph" style:parent-style-name="Standard">
      <style:text-properties officeooo:rsid="0007962c" officeooo:paragraph-rsid="0007962c"/>
    </style:style>
    <style:style style:name="P12" style:family="paragraph" style:parent-style-name="Standard">
      <style:text-properties officeooo:rsid="00084e1a" officeooo:paragraph-rsid="00084e1a"/>
    </style:style>
    <style:style style:name="P13" style:family="paragraph" style:parent-style-name="Standard">
      <style:text-properties style:text-underline-style="solid" style:text-underline-width="auto" style:text-underline-color="font-color" officeooo:rsid="00048e33" officeooo:paragraph-rsid="00048e33"/>
    </style:style>
    <style:style style:name="P14" style:family="paragraph" style:parent-style-name="Standard">
      <style:text-properties style:text-underline-style="solid" style:text-underline-width="auto" style:text-underline-color="font-color" officeooo:rsid="00016cca" officeooo:paragraph-rsid="00016cca"/>
    </style:style>
    <style:style style:name="P15" style:family="paragraph" style:parent-style-name="Standard">
      <style:text-properties style:text-underline-style="solid" style:text-underline-width="auto" style:text-underline-color="font-color" officeooo:rsid="00129b20" officeooo:paragraph-rsid="00129b20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5be43e" officeooo:paragraph-rsid="005be43e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normal" officeooo:rsid="002adb7a" officeooo:paragraph-rsid="005be43e" style:font-weight-asian="normal" style:font-weight-complex="normal"/>
    </style:style>
    <style:style style:name="P18" style:family="paragraph" style:parent-style-name="Standard">
      <style:text-properties style:text-underline-style="solid" style:text-underline-width="auto" style:text-underline-color="font-color" officeooo:rsid="00177d7a" officeooo:paragraph-rsid="00177d7a"/>
    </style:style>
    <style:style style:name="P19" style:family="paragraph" style:parent-style-name="Standard">
      <style:text-properties style:text-underline-style="solid" style:text-underline-width="auto" style:text-underline-color="font-color" officeooo:rsid="0019b636" officeooo:paragraph-rsid="0019b636"/>
    </style:style>
    <style:style style:name="P20" style:family="paragraph" style:parent-style-name="Standard">
      <style:text-properties style:text-underline-style="solid" style:text-underline-width="auto" style:text-underline-color="font-color" officeooo:rsid="002d8692" officeooo:paragraph-rsid="002d8692"/>
    </style:style>
    <style:style style:name="P21" style:family="paragraph" style:parent-style-name="Standard">
      <style:text-properties style:text-underline-style="solid" style:text-underline-width="auto" style:text-underline-color="font-color" officeooo:rsid="00328a22" officeooo:paragraph-rsid="003480df"/>
    </style:style>
    <style:style style:name="P22" style:family="paragraph" style:parent-style-name="Standard">
      <style:text-properties style:text-underline-style="solid" style:text-underline-width="auto" style:text-underline-color="font-color" officeooo:rsid="005486b2" officeooo:paragraph-rsid="005486b2"/>
    </style:style>
    <style:style style:name="P23" style:family="paragraph" style:parent-style-name="Standard">
      <style:text-properties style:text-underline-style="solid" style:text-underline-width="auto" style:text-underline-color="font-color" officeooo:rsid="0054f193" officeooo:paragraph-rsid="0054f193"/>
    </style:style>
    <style:style style:name="P24" style:family="paragraph" style:parent-style-name="Standard">
      <style:text-properties style:text-underline-style="solid" style:text-underline-width="auto" style:text-underline-color="font-color" officeooo:rsid="005cf706" officeooo:paragraph-rsid="005cf706"/>
    </style:style>
    <style:style style:name="P25" style:family="paragraph" style:parent-style-name="Standard">
      <style:text-properties style:text-underline-style="solid" style:text-underline-width="auto" style:text-underline-color="font-color" officeooo:rsid="006faa77" officeooo:paragraph-rsid="006faa77"/>
    </style:style>
    <style:style style:name="P26" style:family="paragraph" style:parent-style-name="Standard">
      <style:text-properties style:text-underline-style="solid" style:text-underline-width="auto" style:text-underline-color="font-color" officeooo:rsid="003480df" officeooo:paragraph-rsid="003480df"/>
    </style:style>
    <style:style style:name="P27" style:family="paragraph" style:parent-style-name="Standard">
      <style:text-properties style:text-underline-style="solid" style:text-underline-width="auto" style:text-underline-color="font-color" officeooo:rsid="009c259b" officeooo:paragraph-rsid="009c259b"/>
    </style:style>
    <style:style style:name="P28" style:family="paragraph" style:parent-style-name="Standard">
      <style:text-properties style:text-underline-style="solid" style:text-underline-width="auto" style:text-underline-color="font-color" officeooo:rsid="008de555" officeooo:paragraph-rsid="008de555"/>
    </style:style>
    <style:style style:name="P29" style:family="paragraph" style:parent-style-name="Standard">
      <style:text-properties style:text-underline-style="solid" style:text-underline-width="auto" style:text-underline-color="font-color" officeooo:rsid="0080aaa1" officeooo:paragraph-rsid="0080aaa1"/>
    </style:style>
    <style:style style:name="P30" style:family="paragraph" style:parent-style-name="Standard">
      <style:text-properties style:text-underline-style="solid" style:text-underline-width="auto" style:text-underline-color="font-color" officeooo:rsid="00a1ea08" officeooo:paragraph-rsid="00a1ea08"/>
    </style:style>
    <style:style style:name="P31" style:family="paragraph" style:parent-style-name="Standard">
      <style:text-properties style:text-underline-style="solid" style:text-underline-width="auto" style:text-underline-color="font-color" officeooo:rsid="00fe17fe" officeooo:paragraph-rsid="00fe17fe"/>
    </style:style>
    <style:style style:name="P32" style:family="paragraph" style:parent-style-name="Standard">
      <style:text-properties style:text-underline-style="solid" style:text-underline-width="auto" style:text-underline-color="font-color" officeooo:rsid="010f912d" officeooo:paragraph-rsid="010f912d"/>
    </style:style>
    <style:style style:name="P33" style:family="paragraph" style:parent-style-name="Standard">
      <style:text-properties style:text-underline-style="none" officeooo:rsid="000ce167" officeooo:paragraph-rsid="00016cca"/>
    </style:style>
    <style:style style:name="P34" style:family="paragraph" style:parent-style-name="Standard">
      <style:text-properties style:text-underline-style="none" officeooo:rsid="0031c936" officeooo:paragraph-rsid="0031c936"/>
    </style:style>
    <style:style style:name="P35" style:family="paragraph" style:parent-style-name="Standard">
      <style:text-properties style:text-underline-style="none" officeooo:rsid="0031c936" officeooo:paragraph-rsid="002d8692"/>
    </style:style>
    <style:style style:name="P36" style:family="paragraph" style:parent-style-name="Standard">
      <style:text-properties style:text-underline-style="none" officeooo:rsid="00328a22" officeooo:paragraph-rsid="00328a22"/>
    </style:style>
    <style:style style:name="P37" style:family="paragraph" style:parent-style-name="Standard">
      <style:text-properties style:text-underline-style="none" officeooo:rsid="00328a22" officeooo:paragraph-rsid="003480df"/>
    </style:style>
    <style:style style:name="P38" style:family="paragraph" style:parent-style-name="Standard">
      <style:text-properties style:text-underline-style="none" officeooo:rsid="003480df" officeooo:paragraph-rsid="003480df"/>
    </style:style>
    <style:style style:name="P39" style:family="paragraph" style:parent-style-name="Standard">
      <style:text-properties style:text-underline-style="none" officeooo:rsid="0054f193" officeooo:paragraph-rsid="0054f193"/>
    </style:style>
    <style:style style:name="P40" style:family="paragraph" style:parent-style-name="Standard">
      <style:text-properties style:text-underline-style="none" officeooo:rsid="0054f193" officeooo:paragraph-rsid="0062ba24"/>
    </style:style>
    <style:style style:name="P41" style:family="paragraph" style:parent-style-name="Standard">
      <style:text-properties style:text-underline-style="none" officeooo:rsid="0055bf75" officeooo:paragraph-rsid="0055bf75"/>
    </style:style>
    <style:style style:name="P42" style:family="paragraph" style:parent-style-name="Standard">
      <style:text-properties style:text-underline-style="none" fo:font-weight="normal" officeooo:rsid="003d9974" officeooo:paragraph-rsid="0055bf75" style:font-weight-asian="normal" style:font-weight-complex="normal"/>
    </style:style>
    <style:style style:name="P43" style:family="paragraph" style:parent-style-name="Standard">
      <style:text-properties style:text-underline-style="none" fo:font-weight="normal" officeooo:rsid="0055bf75" officeooo:paragraph-rsid="005be43e" style:font-weight-asian="normal" style:font-weight-complex="normal"/>
    </style:style>
    <style:style style:name="P44" style:family="paragraph" style:parent-style-name="Standard">
      <style:text-properties style:text-underline-style="none" fo:font-weight="normal" officeooo:rsid="0062ba24" officeooo:paragraph-rsid="0071a761" style:font-weight-asian="normal" style:font-weight-complex="normal"/>
    </style:style>
    <style:style style:name="P45" style:family="paragraph" style:parent-style-name="Standard">
      <style:text-properties style:text-underline-style="none" fo:font-weight="normal" officeooo:rsid="0076655a" officeooo:paragraph-rsid="0076655a" style:font-weight-asian="normal" style:font-weight-complex="normal"/>
    </style:style>
    <style:style style:name="P46" style:family="paragraph" style:parent-style-name="Standard">
      <style:text-properties style:text-underline-style="none" fo:font-weight="normal" officeooo:rsid="0005f54e" officeooo:paragraph-rsid="0005f54e" style:font-weight-asian="normal" style:font-weight-complex="normal"/>
    </style:style>
    <style:style style:name="P47" style:family="paragraph" style:parent-style-name="Standard">
      <style:text-properties style:text-underline-style="none" fo:font-weight="normal" officeooo:rsid="0005f54e" officeooo:paragraph-rsid="000a1cf1" style:font-weight-asian="normal" style:font-weight-complex="normal"/>
    </style:style>
    <style:style style:name="P48" style:family="paragraph" style:parent-style-name="Standard">
      <style:text-properties style:text-underline-style="none" fo:font-weight="normal" officeooo:rsid="00084e1a" officeooo:paragraph-rsid="00084e1a" style:font-weight-asian="normal" style:font-weight-complex="normal"/>
    </style:style>
    <style:style style:name="P49" style:family="paragraph" style:parent-style-name="Standard">
      <style:text-properties style:text-underline-style="none" fo:font-weight="normal" officeooo:rsid="00084e1a" officeooo:paragraph-rsid="0006d5b0" style:font-weight-asian="normal" style:font-weight-complex="normal"/>
    </style:style>
    <style:style style:name="P50" style:family="paragraph" style:parent-style-name="Standard">
      <style:text-properties style:text-underline-style="none" fo:font-weight="normal" officeooo:rsid="0006d5b0" officeooo:paragraph-rsid="000a1cf1" style:font-weight-asian="normal" style:font-weight-complex="normal"/>
    </style:style>
    <style:style style:name="P51" style:family="paragraph" style:parent-style-name="Standard">
      <style:text-properties style:text-underline-style="none" fo:font-weight="normal" officeooo:rsid="0046b30e" officeooo:paragraph-rsid="000a1cf1" style:font-weight-asian="normal" style:font-weight-complex="normal"/>
    </style:style>
    <style:style style:name="P52" style:family="paragraph" style:parent-style-name="Standard">
      <style:text-properties style:text-underline-style="none" fo:font-weight="normal" officeooo:rsid="00905255" officeooo:paragraph-rsid="00905255" style:font-weight-asian="normal" style:font-weight-complex="normal"/>
    </style:style>
    <style:style style:name="P53" style:family="paragraph" style:parent-style-name="Standard">
      <style:text-properties style:text-underline-style="none" fo:font-weight="normal" officeooo:rsid="0094d445" officeooo:paragraph-rsid="0094d445" style:font-weight-asian="normal" style:font-weight-complex="normal"/>
    </style:style>
    <style:style style:name="P54" style:family="paragraph" style:parent-style-name="Standard">
      <style:text-properties style:text-underline-style="none" fo:font-weight="normal" officeooo:rsid="00b8c2b5" officeooo:paragraph-rsid="00b8c2b5" style:font-weight-asian="normal" style:font-weight-complex="normal"/>
    </style:style>
    <style:style style:name="P55" style:family="paragraph" style:parent-style-name="Standard">
      <style:text-properties style:text-underline-style="none" fo:font-weight="normal" officeooo:rsid="00e7a43f" officeooo:paragraph-rsid="00e7a43f" style:font-weight-asian="normal" style:font-weight-complex="normal"/>
    </style:style>
    <style:style style:name="P56" style:family="paragraph" style:parent-style-name="Standard">
      <style:text-properties style:text-underline-style="none" fo:font-weight="normal" officeooo:rsid="00f5dab9" officeooo:paragraph-rsid="00b8c2b5" style:font-weight-asian="normal" style:font-weight-complex="normal"/>
    </style:style>
    <style:style style:name="P57" style:family="paragraph" style:parent-style-name="Standard">
      <style:text-properties style:text-underline-style="none" fo:font-weight="normal" officeooo:rsid="00f5dab9" officeooo:paragraph-rsid="00f5dab9" style:font-weight-asian="normal" style:font-weight-complex="normal"/>
    </style:style>
    <style:style style:name="P58" style:family="paragraph" style:parent-style-name="Standard">
      <style:text-properties style:text-underline-style="none" fo:font-weight="normal" officeooo:rsid="00f5dab9" officeooo:paragraph-rsid="00f5e58e" style:font-weight-asian="normal" style:font-weight-complex="normal"/>
    </style:style>
    <style:style style:name="P59" style:family="paragraph" style:parent-style-name="Standard">
      <style:text-properties style:text-underline-style="none" fo:font-weight="normal" officeooo:rsid="010289dd" officeooo:paragraph-rsid="010289dd" style:font-weight-asian="normal" style:font-weight-complex="normal"/>
    </style:style>
    <style:style style:name="P60" style:family="paragraph" style:parent-style-name="Standard">
      <style:text-properties style:text-underline-style="none" fo:font-weight="normal" officeooo:rsid="00e86e89" officeooo:paragraph-rsid="00eee5ed" style:font-weight-asian="normal" style:font-weight-complex="normal"/>
    </style:style>
    <style:style style:name="P61" style:family="paragraph" style:parent-style-name="Standard">
      <style:text-properties style:text-underline-style="none" fo:font-weight="bold" officeooo:rsid="0055bf75" officeooo:paragraph-rsid="0055bf75" style:font-weight-asian="bold" style:font-weight-complex="bold"/>
    </style:style>
    <style:style style:name="P62" style:family="paragraph" style:parent-style-name="Standard">
      <style:text-properties style:text-underline-style="none" officeooo:rsid="0062ba24" officeooo:paragraph-rsid="0062ba24"/>
    </style:style>
    <style:style style:name="P63" style:family="paragraph" style:parent-style-name="Standard">
      <style:text-properties style:text-underline-style="none" officeooo:rsid="00672f2f" officeooo:paragraph-rsid="00672f2f"/>
    </style:style>
    <style:style style:name="P64" style:family="paragraph" style:parent-style-name="Standard">
      <style:text-properties style:text-underline-style="none" officeooo:rsid="006915a8" officeooo:paragraph-rsid="006915a8"/>
    </style:style>
    <style:style style:name="P65" style:family="paragraph" style:parent-style-name="Standard">
      <style:text-properties style:text-underline-style="none" officeooo:rsid="0069b359" officeooo:paragraph-rsid="0069b359"/>
    </style:style>
    <style:style style:name="P66" style:family="paragraph" style:parent-style-name="Standard">
      <style:text-properties style:text-underline-style="none" officeooo:rsid="00758a34" officeooo:paragraph-rsid="00758a34"/>
    </style:style>
    <style:style style:name="P67" style:family="paragraph" style:parent-style-name="Standard">
      <style:text-properties style:text-underline-style="none" officeooo:rsid="00177a21" officeooo:paragraph-rsid="00177a21"/>
    </style:style>
    <style:style style:name="P68" style:family="paragraph" style:parent-style-name="Standard">
      <style:text-properties style:text-underline-style="none" officeooo:rsid="00177a21" officeooo:paragraph-rsid="0002ed73"/>
    </style:style>
    <style:style style:name="P69" style:family="paragraph" style:parent-style-name="Standard">
      <style:text-properties style:text-underline-style="none" officeooo:rsid="0002ed73" officeooo:paragraph-rsid="0002ed73"/>
    </style:style>
    <style:style style:name="P70" style:family="paragraph" style:parent-style-name="Standard">
      <style:text-properties style:text-underline-style="none" officeooo:rsid="0002ed73" officeooo:paragraph-rsid="00177a21"/>
    </style:style>
    <style:style style:name="P71" style:family="paragraph" style:parent-style-name="Standard">
      <style:text-properties style:text-underline-style="none" officeooo:rsid="000ec32b" officeooo:paragraph-rsid="00177a21"/>
    </style:style>
    <style:style style:name="P72" style:family="paragraph" style:parent-style-name="Standard">
      <style:text-properties style:text-underline-style="none" officeooo:rsid="000ec32b" officeooo:paragraph-rsid="000ec32b"/>
    </style:style>
    <style:style style:name="P73" style:family="paragraph" style:parent-style-name="Standard">
      <style:text-properties style:text-underline-style="none" officeooo:rsid="00048e33" officeooo:paragraph-rsid="0011676d"/>
    </style:style>
    <style:style style:name="P74" style:family="paragraph" style:parent-style-name="Standard">
      <style:text-properties style:text-underline-style="none" officeooo:rsid="00048e33" officeooo:paragraph-rsid="00048e33"/>
    </style:style>
    <style:style style:name="P75" style:family="paragraph" style:parent-style-name="Standard">
      <style:text-properties style:text-underline-style="none" officeooo:rsid="0011676d" officeooo:paragraph-rsid="00048e33"/>
    </style:style>
    <style:style style:name="P76" style:family="paragraph" style:parent-style-name="Standard">
      <style:text-properties style:text-underline-style="none" officeooo:rsid="0005465a" officeooo:paragraph-rsid="0005465a"/>
    </style:style>
    <style:style style:name="P77" style:family="paragraph" style:parent-style-name="Standard">
      <style:text-properties style:text-underline-style="none" officeooo:rsid="002d8692" officeooo:paragraph-rsid="002d8692"/>
    </style:style>
    <style:style style:name="P78" style:family="paragraph" style:parent-style-name="Standard">
      <style:text-properties style:text-underline-style="none" officeooo:rsid="007d9ceb" officeooo:paragraph-rsid="00758a34"/>
    </style:style>
    <style:style style:name="P79" style:family="paragraph" style:parent-style-name="Standard">
      <style:text-properties style:text-underline-style="none" officeooo:rsid="007c2e2a" officeooo:paragraph-rsid="00758a34"/>
    </style:style>
    <style:style style:name="P80" style:family="paragraph" style:parent-style-name="Standard">
      <style:text-properties style:text-underline-style="none" officeooo:rsid="007c2e2a" officeooo:paragraph-rsid="00a3a9ed"/>
    </style:style>
    <style:style style:name="P81" style:family="paragraph" style:parent-style-name="Standard">
      <style:text-properties style:text-underline-style="none" officeooo:rsid="00c8db24" officeooo:paragraph-rsid="00c8db24"/>
    </style:style>
    <style:style style:name="P82" style:family="paragraph" style:parent-style-name="Standard">
      <style:text-properties style:text-underline-style="none" officeooo:rsid="00798311" officeooo:paragraph-rsid="00798311"/>
    </style:style>
    <style:style style:name="P83" style:family="paragraph" style:parent-style-name="Standard">
      <style:text-properties style:text-underline-style="none" officeooo:rsid="00bd0b80" officeooo:paragraph-rsid="009c259b"/>
    </style:style>
    <style:style style:name="P84" style:family="paragraph" style:parent-style-name="Standard">
      <style:text-properties officeooo:rsid="000ec32b" officeooo:paragraph-rsid="00177a21"/>
    </style:style>
    <style:style style:name="P85" style:family="paragraph" style:parent-style-name="Standard">
      <style:text-properties officeooo:rsid="0011676d" officeooo:paragraph-rsid="0011676d"/>
    </style:style>
    <style:style style:name="P86" style:family="paragraph" style:parent-style-name="Standard">
      <style:text-properties officeooo:rsid="00129b20" officeooo:paragraph-rsid="00129b20"/>
    </style:style>
    <style:style style:name="P87" style:family="paragraph" style:parent-style-name="Standard">
      <style:text-properties officeooo:rsid="00177d7a" officeooo:paragraph-rsid="00177d7a"/>
    </style:style>
    <style:style style:name="P88" style:family="paragraph" style:parent-style-name="Standard">
      <style:text-properties officeooo:rsid="0019b636" officeooo:paragraph-rsid="0019b636"/>
    </style:style>
    <style:style style:name="P89" style:family="paragraph" style:parent-style-name="Standard">
      <style:text-properties officeooo:rsid="001b31c7" officeooo:paragraph-rsid="001b31c7"/>
    </style:style>
    <style:style style:name="P90" style:family="paragraph" style:parent-style-name="Standard">
      <style:text-properties officeooo:rsid="001b709f" officeooo:paragraph-rsid="001b709f"/>
    </style:style>
    <style:style style:name="P91" style:family="paragraph" style:parent-style-name="Standard">
      <style:text-properties officeooo:rsid="00217a8b" officeooo:paragraph-rsid="00217a8b"/>
    </style:style>
    <style:style style:name="P92" style:family="paragraph" style:parent-style-name="Standard">
      <style:text-properties fo:font-weight="normal" officeooo:rsid="002adb7a" officeooo:paragraph-rsid="0055bf75" style:font-weight-asian="normal" style:font-weight-complex="normal"/>
    </style:style>
    <style:style style:name="P93" style:family="paragraph" style:parent-style-name="Standard">
      <style:text-properties fo:font-weight="normal" officeooo:rsid="002adb7a" officeooo:paragraph-rsid="005a6489" style:font-weight-asian="normal" style:font-weight-complex="normal"/>
    </style:style>
    <style:style style:name="P94" style:family="paragraph" style:parent-style-name="Standard">
      <style:text-properties fo:font-weight="normal" officeooo:rsid="0038f02d" officeooo:paragraph-rsid="0055bf75" style:font-weight-asian="normal" style:font-weight-complex="normal"/>
    </style:style>
    <style:style style:name="P95" style:family="paragraph" style:parent-style-name="Standard">
      <style:text-properties fo:font-weight="normal" officeooo:rsid="003d9974" officeooo:paragraph-rsid="0055bf75" style:font-weight-asian="normal" style:font-weight-complex="normal"/>
    </style:style>
    <style:style style:name="P96" style:family="paragraph" style:parent-style-name="Standard">
      <style:text-properties fo:font-weight="normal" officeooo:rsid="003d9974" officeooo:paragraph-rsid="00565f6d" style:font-weight-asian="normal" style:font-weight-complex="normal"/>
    </style:style>
    <style:style style:name="P97" style:family="paragraph" style:parent-style-name="Standard">
      <style:text-properties fo:font-weight="normal" officeooo:rsid="003c621e" officeooo:paragraph-rsid="0055bf75" style:font-weight-asian="normal" style:font-weight-complex="normal"/>
    </style:style>
    <style:style style:name="P98" style:family="paragraph" style:parent-style-name="Standard">
      <style:text-properties officeooo:rsid="002d8692" officeooo:paragraph-rsid="002d8692"/>
    </style:style>
    <style:style style:name="P99" style:family="paragraph" style:parent-style-name="Standard">
      <style:text-properties officeooo:rsid="002f0b18" officeooo:paragraph-rsid="002f0b18"/>
    </style:style>
    <style:style style:name="P100" style:family="paragraph" style:parent-style-name="Standard">
      <style:text-properties officeooo:rsid="0031c936" officeooo:paragraph-rsid="0031c936"/>
    </style:style>
    <style:style style:name="P101" style:family="paragraph" style:parent-style-name="Standard">
      <style:text-properties officeooo:rsid="00356c66" officeooo:paragraph-rsid="00356c66"/>
    </style:style>
    <style:style style:name="P102" style:family="paragraph" style:parent-style-name="Standard">
      <style:text-properties officeooo:rsid="00356c66" officeooo:paragraph-rsid="003f588d"/>
    </style:style>
    <style:style style:name="P103" style:family="paragraph" style:parent-style-name="Standard">
      <style:text-properties officeooo:rsid="00356c66" officeooo:paragraph-rsid="004563fd"/>
    </style:style>
    <style:style style:name="P104" style:family="paragraph" style:parent-style-name="Standard">
      <style:text-properties officeooo:rsid="00356c66" officeooo:paragraph-rsid="004ce1bf"/>
    </style:style>
    <style:style style:name="P105" style:family="paragraph" style:parent-style-name="Standard">
      <style:text-properties officeooo:rsid="0038f02d" officeooo:paragraph-rsid="0038f02d"/>
    </style:style>
    <style:style style:name="P106" style:family="paragraph" style:parent-style-name="Standard">
      <style:text-properties officeooo:rsid="0038f02d" officeooo:paragraph-rsid="003f588d"/>
    </style:style>
    <style:style style:name="P107" style:family="paragraph" style:parent-style-name="Standard">
      <style:text-properties officeooo:rsid="0038f02d" officeooo:paragraph-rsid="00506212"/>
    </style:style>
    <style:style style:name="P108" style:family="paragraph" style:parent-style-name="Standard">
      <style:text-properties officeooo:rsid="0038f02d" officeooo:paragraph-rsid="0071a761"/>
    </style:style>
    <style:style style:name="P109" style:family="paragraph" style:parent-style-name="Standard">
      <style:text-properties officeooo:rsid="003d9974" officeooo:paragraph-rsid="003d9974"/>
    </style:style>
    <style:style style:name="P110" style:family="paragraph" style:parent-style-name="Standard">
      <style:text-properties officeooo:rsid="00513463" officeooo:paragraph-rsid="00506212"/>
    </style:style>
    <style:style style:name="P111" style:family="paragraph" style:parent-style-name="Standard">
      <style:text-properties officeooo:rsid="00513463" officeooo:paragraph-rsid="005d94da"/>
    </style:style>
    <style:style style:name="P112" style:family="paragraph" style:parent-style-name="Standard">
      <style:text-properties officeooo:rsid="005486b2" officeooo:paragraph-rsid="005486b2"/>
    </style:style>
    <style:style style:name="P113" style:family="paragraph" style:parent-style-name="Standard">
      <style:text-properties officeooo:rsid="0054f193" officeooo:paragraph-rsid="0054f193"/>
    </style:style>
    <style:style style:name="P114" style:family="paragraph" style:parent-style-name="Standard">
      <style:text-properties fo:font-style="italic" style:text-underline-style="solid" style:text-underline-width="auto" style:text-underline-color="font-color" officeooo:rsid="0055bf75" officeooo:paragraph-rsid="0055bf75" style:font-style-asian="italic" style:font-style-complex="italic"/>
    </style:style>
    <style:style style:name="P115" style:family="paragraph" style:parent-style-name="Standard">
      <style:text-properties officeooo:rsid="005ba1dc" officeooo:paragraph-rsid="005ba1dc"/>
    </style:style>
    <style:style style:name="P116" style:family="paragraph" style:parent-style-name="Standard">
      <style:text-properties officeooo:rsid="006faa77" officeooo:paragraph-rsid="006faa77"/>
    </style:style>
    <style:style style:name="P117" style:family="paragraph" style:parent-style-name="Standard">
      <style:text-properties officeooo:rsid="0071a761" officeooo:paragraph-rsid="0071a761"/>
    </style:style>
    <style:style style:name="P118" style:family="paragraph" style:parent-style-name="Standard">
      <style:text-properties officeooo:rsid="007eec83" officeooo:paragraph-rsid="007eec83"/>
    </style:style>
    <style:style style:name="P119" style:family="paragraph" style:parent-style-name="Standard">
      <style:text-properties officeooo:rsid="0080aaa1" officeooo:paragraph-rsid="0080aaa1"/>
    </style:style>
    <style:style style:name="P120" style:family="paragraph" style:parent-style-name="Standard">
      <style:text-properties officeooo:rsid="0080aaa1" officeooo:paragraph-rsid="008bf679"/>
    </style:style>
    <style:style style:name="P121" style:family="paragraph" style:parent-style-name="Standard">
      <style:text-properties officeooo:rsid="005d94da" officeooo:paragraph-rsid="005d94da"/>
    </style:style>
    <style:style style:name="P122" style:family="paragraph" style:parent-style-name="Standard">
      <style:text-properties officeooo:rsid="004563fd" officeooo:paragraph-rsid="004563fd"/>
    </style:style>
    <style:style style:name="P123" style:family="paragraph" style:parent-style-name="Standard">
      <style:text-properties officeooo:rsid="008de555" officeooo:paragraph-rsid="008de555"/>
    </style:style>
    <style:style style:name="P124" style:family="paragraph" style:parent-style-name="Standard">
      <style:text-properties officeooo:rsid="009b785b" officeooo:paragraph-rsid="009c259b"/>
    </style:style>
    <style:style style:name="P125" style:family="paragraph" style:parent-style-name="Standard">
      <style:text-properties officeooo:rsid="009c259b" officeooo:paragraph-rsid="009c259b"/>
    </style:style>
    <style:style style:name="P126" style:family="paragraph" style:parent-style-name="Standard">
      <style:text-properties fo:font-size="16pt" officeooo:rsid="0007962c" officeooo:paragraph-rsid="0007962c" style:font-size-asian="16pt" style:font-size-complex="16pt"/>
    </style:style>
    <style:style style:name="P127" style:family="paragraph" style:parent-style-name="Standard">
      <style:text-properties officeooo:rsid="00a1ea08" officeooo:paragraph-rsid="00a1ea08"/>
    </style:style>
    <style:style style:name="P128" style:family="paragraph" style:parent-style-name="Standard">
      <style:text-properties officeooo:rsid="00b043d5" officeooo:paragraph-rsid="00b043d5"/>
    </style:style>
    <style:style style:name="P129" style:family="paragraph" style:parent-style-name="Standard">
      <style:text-properties officeooo:rsid="00fe17fe" officeooo:paragraph-rsid="00fe17fe"/>
    </style:style>
    <style:style style:name="P13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311814" officeooo:paragraph-rsid="00311814"/>
    </style:style>
    <style:style style:name="P131" style:family="paragraph" style:parent-style-name="Table_20_Contents">
      <style:text-properties officeooo:rsid="00a0cc1e" officeooo:paragraph-rsid="00a0cc1e"/>
    </style:style>
    <style:style style:name="P132" style:family="paragraph" style:parent-style-name="Table_20_Contents">
      <style:text-properties officeooo:rsid="00ff6e5f" officeooo:paragraph-rsid="00ff6e5f"/>
    </style:style>
    <style:style style:name="P133" style:family="paragraph" style:parent-style-name="Table_20_Contents">
      <style:text-properties officeooo:rsid="01170dd7" officeooo:paragraph-rsid="01170dd7"/>
    </style:style>
    <style:style style:name="P134" style:family="paragraph" style:parent-style-name="Table_20_Contents">
      <style:text-properties officeooo:rsid="011c6c85" officeooo:paragraph-rsid="0136c056"/>
    </style:style>
    <style:style style:name="P135" style:family="paragraph" style:parent-style-name="Table_20_Contents">
      <style:text-properties officeooo:rsid="0136c056" officeooo:paragraph-rsid="0136c056"/>
    </style:style>
    <style:style style:name="P136" style:family="paragraph" style:parent-style-name="Table_20_Contents">
      <style:text-properties officeooo:rsid="01374dc4" officeooo:paragraph-rsid="01374dc4"/>
    </style:style>
    <style:style style:name="P137" style:family="paragraph" style:parent-style-name="Table_20_Contents">
      <style:text-properties officeooo:rsid="013adb6d" officeooo:paragraph-rsid="013adb6d"/>
    </style:style>
    <style:style style:name="P138" style:family="paragraph" style:parent-style-name="Table_20_Contents">
      <style:text-properties officeooo:rsid="013b4b9a" officeooo:paragraph-rsid="013b4b9a"/>
    </style:style>
    <style:style style:name="P139" style:family="paragraph" style:parent-style-name="Table_20_Contents">
      <style:text-properties officeooo:rsid="013c5a64" officeooo:paragraph-rsid="013c5a64"/>
    </style:style>
    <style:style style:name="P140" style:family="paragraph" style:parent-style-name="Standard">
      <style:text-properties officeooo:rsid="01342dd7" officeooo:paragraph-rsid="01342dd7"/>
    </style:style>
    <style:style style:name="P141" style:family="paragraph" style:parent-style-name="Standard">
      <style:text-properties officeooo:rsid="0135d2b5" officeooo:paragraph-rsid="0135d2b5"/>
    </style:style>
    <style:style style:name="P142" style:family="paragraph" style:parent-style-name="Standard">
      <style:text-properties officeooo:rsid="01080d08" officeooo:paragraph-rsid="01342dd7"/>
    </style:style>
    <style:style style:name="P143" style:family="paragraph" style:parent-style-name="Standard">
      <style:text-properties officeooo:rsid="01080d08" officeooo:paragraph-rsid="0135d2b5"/>
    </style:style>
    <style:style style:name="P144" style:family="paragraph" style:parent-style-name="Standard">
      <style:text-properties style:text-underline-style="none" fo:font-weight="normal" officeooo:rsid="003d9974" officeooo:paragraph-rsid="0055bf75" style:font-weight-asian="normal" style:font-weight-complex="normal"/>
    </style:style>
    <style:style style:name="P145" style:family="paragraph" style:parent-style-name="Standard">
      <style:text-properties style:text-underline-style="none" fo:font-weight="normal" officeooo:rsid="014a4105" officeooo:paragraph-rsid="0055bf75" style:font-weight-asian="normal" style:font-weight-complex="normal"/>
    </style:style>
    <style:style style:name="P146" style:family="paragraph" style:parent-style-name="Standard">
      <style:text-properties style:text-underline-style="none" fo:font-weight="normal" officeooo:rsid="016eb6a4" officeooo:paragraph-rsid="016eb6a4" style:font-weight-asian="normal" style:font-weight-complex="normal"/>
    </style:style>
    <style:style style:name="P147" style:family="paragraph" style:parent-style-name="Standard">
      <style:text-properties style:text-underline-style="none" fo:font-weight="normal" officeooo:rsid="016eb6a4" officeooo:paragraph-rsid="01f445cd" style:font-weight-asian="normal" style:font-weight-complex="normal"/>
    </style:style>
    <style:style style:name="P148" style:family="paragraph" style:parent-style-name="Standard">
      <style:text-properties style:text-underline-style="none" fo:font-weight="normal" officeooo:rsid="016f2de7" officeooo:paragraph-rsid="016f2de7" style:font-weight-asian="normal" style:font-weight-complex="normal"/>
    </style:style>
    <style:style style:name="P149" style:family="paragraph" style:parent-style-name="Standard">
      <style:text-properties style:text-underline-style="none" fo:font-weight="normal" officeooo:rsid="016f2de7" officeooo:paragraph-rsid="01b4056d" style:font-weight-asian="normal" style:font-weight-complex="normal"/>
    </style:style>
    <style:style style:name="P150" style:family="paragraph" style:parent-style-name="Standard">
      <style:text-properties style:text-underline-style="none" fo:font-weight="normal" officeooo:rsid="01b4056d" officeooo:paragraph-rsid="01b4056d" style:font-weight-asian="normal" style:font-weight-complex="normal"/>
    </style:style>
    <style:style style:name="P151" style:family="paragraph" style:parent-style-name="Standard">
      <style:text-properties style:text-underline-style="none" fo:font-weight="normal" officeooo:rsid="01ef0c7c" officeooo:paragraph-rsid="01ef0c7c" style:font-weight-asian="normal" style:font-weight-complex="normal"/>
    </style:style>
    <style:style style:name="P152" style:family="paragraph" style:parent-style-name="Standard">
      <style:text-properties style:text-underline-style="none" fo:font-weight="normal" officeooo:rsid="0076655a" officeooo:paragraph-rsid="0076655a" style:font-weight-asian="normal" style:font-weight-complex="normal"/>
    </style:style>
    <style:style style:name="P153" style:family="paragraph" style:parent-style-name="Standard">
      <style:text-properties style:text-underline-style="none" fo:font-weight="normal" officeooo:rsid="0062ba24" officeooo:paragraph-rsid="0210d4c5" style:font-weight-asian="normal" style:font-weight-complex="normal"/>
    </style:style>
    <style:style style:name="P154" style:family="paragraph" style:parent-style-name="Standard">
      <style:text-properties style:text-underline-style="none" fo:font-weight="normal" officeooo:rsid="01f7a286" officeooo:paragraph-rsid="0062ba24" style:font-weight-asian="normal" style:font-weight-complex="normal"/>
    </style:style>
    <style:style style:name="P155" style:family="paragraph" style:parent-style-name="Standard">
      <style:text-properties style:text-underline-style="none" fo:font-weight="normal" officeooo:rsid="01f7a286" officeooo:paragraph-rsid="0210d4c5" style:font-weight-asian="normal" style:font-weight-complex="normal"/>
    </style:style>
    <style:style style:name="P156" style:family="paragraph" style:parent-style-name="Standard">
      <style:text-properties style:text-underline-style="none" fo:font-weight="normal" officeooo:rsid="020499f3" officeooo:paragraph-rsid="020499f3" style:font-weight-asian="normal" style:font-weight-complex="normal"/>
    </style:style>
    <style:style style:name="P157" style:family="paragraph" style:parent-style-name="Standard">
      <style:text-properties style:text-underline-style="none" fo:font-weight="normal" officeooo:rsid="0205dd5a" officeooo:paragraph-rsid="0205dd5a" style:font-weight-asian="normal" style:font-weight-complex="normal"/>
    </style:style>
    <style:style style:name="P158" style:family="paragraph" style:parent-style-name="Standard">
      <style:text-properties style:text-underline-style="none" fo:font-weight="normal" officeooo:rsid="020700bc" officeooo:paragraph-rsid="020700bc" style:font-weight-asian="normal" style:font-weight-complex="normal"/>
    </style:style>
    <style:style style:name="P159" style:family="paragraph" style:parent-style-name="Standard">
      <style:text-properties style:text-underline-style="none" fo:font-weight="normal" officeooo:rsid="0209c4cd" officeooo:paragraph-rsid="0209c4cd" style:font-weight-asian="normal" style:font-weight-complex="normal"/>
    </style:style>
    <style:style style:name="P160" style:family="paragraph" style:parent-style-name="Standard">
      <style:text-properties style:text-underline-style="none" fo:font-weight="normal" officeooo:rsid="0213d726" officeooo:paragraph-rsid="0213d726" style:font-weight-asian="normal" style:font-weight-complex="normal"/>
    </style:style>
    <style:style style:name="P161" style:family="paragraph" style:parent-style-name="Standard">
      <style:text-properties style:text-underline-style="none" fo:font-weight="normal" officeooo:rsid="021640bd" officeooo:paragraph-rsid="021640bd" style:font-weight-asian="normal" style:font-weight-complex="normal"/>
    </style:style>
    <style:style style:name="P162" style:family="paragraph" style:parent-style-name="Standard">
      <style:text-properties style:text-underline-style="none" fo:font-weight="normal" officeooo:rsid="0217f6f8" officeooo:paragraph-rsid="0217f6f8" style:font-weight-asian="normal" style:font-weight-complex="normal"/>
    </style:style>
    <style:style style:name="P163" style:family="paragraph" style:parent-style-name="Standard">
      <style:text-properties style:text-underline-style="none" fo:font-weight="normal" officeooo:rsid="02195417" officeooo:paragraph-rsid="02195417" style:font-weight-asian="normal" style:font-weight-complex="normal"/>
    </style:style>
    <style:style style:name="P164" style:family="paragraph" style:parent-style-name="Standard">
      <style:text-properties style:text-underline-style="none" fo:font-weight="normal" officeooo:rsid="02195417" officeooo:paragraph-rsid="021b3789" style:font-weight-asian="normal" style:font-weight-complex="normal"/>
    </style:style>
    <style:style style:name="P165" style:family="paragraph" style:parent-style-name="Standard">
      <style:text-properties style:text-underline-style="none" fo:font-weight="normal" officeooo:rsid="0220098e" officeooo:paragraph-rsid="0220098e" style:font-weight-asian="normal" style:font-weight-complex="normal"/>
    </style:style>
    <style:style style:name="P166" style:family="paragraph" style:parent-style-name="Standard">
      <style:text-properties style:text-underline-style="none" fo:font-weight="normal" officeooo:rsid="022c96d9" officeooo:paragraph-rsid="022c96d9" style:font-weight-asian="normal" style:font-weight-complex="normal"/>
    </style:style>
    <style:style style:name="P167" style:family="paragraph" style:parent-style-name="Standard">
      <style:text-properties style:text-underline-style="none" fo:font-weight="normal" officeooo:rsid="022e0877" officeooo:paragraph-rsid="022e0877" style:font-weight-asian="normal" style:font-weight-complex="normal"/>
    </style:style>
    <style:style style:name="P168" style:family="paragraph" style:parent-style-name="Standard">
      <style:text-properties style:text-underline-style="none" fo:font-weight="normal" officeooo:rsid="022ffac0" officeooo:paragraph-rsid="022ffac0" style:font-weight-asian="normal" style:font-weight-complex="normal"/>
    </style:style>
    <style:style style:name="P169" style:family="paragraph" style:parent-style-name="Standard">
      <style:text-properties style:text-underline-style="none" officeooo:rsid="0167d95f" officeooo:paragraph-rsid="0167d95f"/>
    </style:style>
    <style:style style:name="P170" style:family="paragraph" style:parent-style-name="Standard">
      <style:text-properties style:text-underline-style="none" officeooo:rsid="006915a8" officeooo:paragraph-rsid="009c259b"/>
    </style:style>
    <style:style style:name="P171" style:family="paragraph" style:parent-style-name="Standard">
      <style:text-properties style:text-underline-style="none" officeooo:rsid="007c2e2a" officeooo:paragraph-rsid="0192fd18"/>
    </style:style>
    <style:style style:name="P172" style:family="paragraph" style:parent-style-name="Standard">
      <style:text-properties style:text-underline-style="none" officeooo:rsid="00832333" officeooo:paragraph-rsid="01ed2441"/>
    </style:style>
    <style:style style:name="P173" style:family="paragraph" style:parent-style-name="Standard">
      <style:text-properties style:text-underline-style="none" officeooo:rsid="00905255" officeooo:paragraph-rsid="01ed2441"/>
    </style:style>
    <style:style style:name="P174" style:family="paragraph" style:parent-style-name="Standard">
      <style:text-properties style:text-underline-style="none" officeooo:rsid="01f08435" officeooo:paragraph-rsid="01f08435"/>
    </style:style>
    <style:style style:name="P175" style:family="paragraph" style:parent-style-name="Standard">
      <style:text-properties style:text-underline-style="none" fo:font-weight="bold" officeooo:rsid="02195417" officeooo:paragraph-rsid="02195417" style:font-weight-asian="bold" style:font-weight-complex="bold"/>
    </style:style>
    <style:style style:name="P176" style:family="paragraph" style:parent-style-name="Standard">
      <style:text-properties style:text-underline-style="none" officeooo:rsid="022ef06b" officeooo:paragraph-rsid="022ef06b"/>
    </style:style>
    <style:style style:name="P177" style:family="paragraph" style:parent-style-name="Standard">
      <style:text-properties fo:font-weight="normal" officeooo:rsid="003d9974" officeooo:paragraph-rsid="0055bf75" style:font-weight-asian="normal" style:font-weight-complex="normal"/>
    </style:style>
    <style:style style:name="P178" style:family="paragraph" style:parent-style-name="Standard">
      <style:text-properties fo:font-weight="normal" officeooo:rsid="00028433" officeooo:paragraph-rsid="00028433" style:font-weight-asian="normal" style:font-weight-complex="normal"/>
    </style:style>
    <style:style style:name="P179" style:family="paragraph" style:parent-style-name="Standard">
      <style:text-properties officeooo:rsid="00b70d6f" officeooo:paragraph-rsid="00ff6e5f"/>
    </style:style>
    <style:style style:name="P180" style:family="paragraph" style:parent-style-name="Standard">
      <style:text-properties officeooo:rsid="014daf5c" officeooo:paragraph-rsid="014daf5c"/>
    </style:style>
    <style:style style:name="P181" style:family="paragraph" style:parent-style-name="Standard">
      <style:text-properties style:text-underline-style="solid" style:text-underline-width="auto" style:text-underline-color="font-color" officeooo:rsid="0167d95f" officeooo:paragraph-rsid="0167d95f"/>
    </style:style>
    <style:style style:name="P182" style:family="paragraph" style:parent-style-name="Standard">
      <style:text-properties style:text-underline-style="solid" style:text-underline-width="auto" style:text-underline-color="font-color" officeooo:rsid="017a7812" officeooo:paragraph-rsid="017a7812"/>
    </style:style>
    <style:style style:name="P183" style:family="paragraph" style:parent-style-name="Standard">
      <style:text-properties style:text-underline-style="solid" style:text-underline-width="auto" style:text-underline-color="font-color" officeooo:rsid="019b0539" officeooo:paragraph-rsid="019b0539"/>
    </style:style>
    <style:style style:name="P184" style:family="paragraph" style:parent-style-name="Standard">
      <style:text-properties style:text-underline-style="solid" style:text-underline-width="auto" style:text-underline-color="font-color" officeooo:rsid="019cb9f4" officeooo:paragraph-rsid="019cb9f4"/>
    </style:style>
    <style:style style:name="P185" style:family="paragraph" style:parent-style-name="Standard">
      <style:text-properties style:text-underline-style="solid" style:text-underline-width="auto" style:text-underline-color="font-color" officeooo:rsid="01ddc862" officeooo:paragraph-rsid="01ddc862"/>
    </style:style>
    <style:style style:name="P186" style:family="paragraph" style:parent-style-name="Standard">
      <style:text-properties style:text-underline-style="solid" style:text-underline-width="auto" style:text-underline-color="font-color" officeooo:rsid="01df76dd" officeooo:paragraph-rsid="01df76dd"/>
    </style:style>
    <style:style style:name="P187" style:family="paragraph" style:parent-style-name="Standard">
      <style:text-properties style:text-underline-style="solid" style:text-underline-width="auto" style:text-underline-color="font-color" officeooo:rsid="0210d4c5" officeooo:paragraph-rsid="0210d4c5"/>
    </style:style>
    <style:style style:name="P188" style:family="paragraph" style:parent-style-name="Standard">
      <style:text-properties style:text-underline-style="solid" style:text-underline-width="auto" style:text-underline-color="font-color" fo:font-weight="normal" officeooo:rsid="01f7a286" officeooo:paragraph-rsid="0210d4c5" style:font-weight-asian="normal" style:font-weight-complex="normal"/>
    </style:style>
    <style:style style:name="P189" style:family="paragraph" style:parent-style-name="Standard">
      <style:text-properties officeooo:rsid="01110865" officeooo:paragraph-rsid="0155490b"/>
    </style:style>
    <style:style style:name="P190" style:family="paragraph" style:parent-style-name="Standard">
      <style:text-properties officeooo:rsid="010eabcf" officeooo:paragraph-rsid="010f912d"/>
    </style:style>
    <style:style style:name="P191" style:family="paragraph" style:parent-style-name="Standard">
      <style:text-properties officeooo:rsid="0162748b" officeooo:paragraph-rsid="0162748b"/>
    </style:style>
    <style:style style:name="P192" style:family="paragraph" style:parent-style-name="Standard">
      <style:text-properties officeooo:rsid="009c259b" officeooo:paragraph-rsid="00a0cc1e"/>
    </style:style>
    <style:style style:name="P193" style:family="paragraph" style:parent-style-name="Standard">
      <style:text-properties officeooo:rsid="009c259b" officeooo:paragraph-rsid="0167d95f"/>
    </style:style>
    <style:style style:name="P194" style:family="paragraph" style:parent-style-name="Standard">
      <style:text-properties officeooo:rsid="0054f193" officeooo:paragraph-rsid="0054f193"/>
    </style:style>
    <style:style style:name="P195" style:family="paragraph" style:parent-style-name="Standard">
      <style:text-properties officeooo:rsid="017f6071" officeooo:paragraph-rsid="017f6071"/>
    </style:style>
    <style:style style:name="P196" style:family="paragraph" style:parent-style-name="Standard">
      <style:text-properties officeooo:rsid="0184ca34" officeooo:paragraph-rsid="0184ca34"/>
    </style:style>
    <style:style style:name="P197" style:family="paragraph" style:parent-style-name="Standard">
      <style:text-properties officeooo:rsid="018acb96" officeooo:paragraph-rsid="018acb96"/>
    </style:style>
    <style:style style:name="P198" style:family="paragraph" style:parent-style-name="Standard">
      <style:text-properties officeooo:rsid="008a0ea3" officeooo:paragraph-rsid="008a0ea3"/>
    </style:style>
    <style:style style:name="P199" style:family="paragraph" style:parent-style-name="Standard">
      <style:text-properties officeooo:rsid="008a0ea3" officeooo:paragraph-rsid="01d96a00"/>
    </style:style>
    <style:style style:name="P200" style:family="paragraph" style:parent-style-name="Standard">
      <style:text-properties officeooo:rsid="000ffc52" officeooo:paragraph-rsid="00028433"/>
    </style:style>
    <style:style style:name="P201" style:family="paragraph" style:parent-style-name="Standard">
      <style:text-properties officeooo:rsid="00f1e2fd" officeooo:paragraph-rsid="00f1e2fd"/>
    </style:style>
    <style:style style:name="P202" style:family="paragraph" style:parent-style-name="Standard">
      <style:text-properties officeooo:rsid="0080aaa1" officeooo:paragraph-rsid="0080aaa1"/>
    </style:style>
    <style:style style:name="P203" style:family="paragraph" style:parent-style-name="Standard">
      <style:text-properties officeooo:rsid="0080aaa1" officeooo:paragraph-rsid="0192fd18"/>
    </style:style>
    <style:style style:name="P204" style:family="paragraph" style:parent-style-name="Standard">
      <style:text-properties officeooo:rsid="019442ed" officeooo:paragraph-rsid="019442ed"/>
    </style:style>
    <style:style style:name="P205" style:family="paragraph" style:parent-style-name="Standard">
      <style:text-properties officeooo:rsid="019b0539" officeooo:paragraph-rsid="019b0539"/>
    </style:style>
    <style:style style:name="P206" style:family="paragraph" style:parent-style-name="Standard">
      <style:text-properties officeooo:rsid="019e1abd" officeooo:paragraph-rsid="019e1abd"/>
    </style:style>
    <style:style style:name="P207" style:family="paragraph" style:parent-style-name="Standard">
      <style:text-properties officeooo:rsid="010c6f7f" officeooo:paragraph-rsid="010f912d"/>
    </style:style>
    <style:style style:name="P208" style:family="paragraph" style:parent-style-name="Standard">
      <style:text-properties officeooo:rsid="010e35d0" officeooo:paragraph-rsid="010f912d"/>
    </style:style>
    <style:style style:name="P209" style:family="paragraph" style:parent-style-name="Standard">
      <style:text-properties officeooo:rsid="0007962c" officeooo:paragraph-rsid="0007962c"/>
    </style:style>
    <style:style style:name="P210" style:family="paragraph" style:parent-style-name="Standard">
      <style:text-properties officeooo:rsid="0095a991" officeooo:paragraph-rsid="01db7233"/>
    </style:style>
    <style:style style:name="P211" style:family="paragraph" style:parent-style-name="Standard">
      <style:text-properties officeooo:rsid="0095a991" officeooo:paragraph-rsid="01dca4da"/>
    </style:style>
    <style:style style:name="P212" style:family="paragraph" style:parent-style-name="Standard">
      <style:text-properties officeooo:rsid="01db7233" officeooo:paragraph-rsid="01db7233"/>
    </style:style>
    <style:style style:name="P213" style:family="paragraph" style:parent-style-name="Standard">
      <style:text-properties officeooo:rsid="008de555" officeooo:paragraph-rsid="01ed2441"/>
    </style:style>
    <style:style style:name="P214" style:family="paragraph" style:parent-style-name="Standard">
      <style:text-properties officeooo:rsid="008de555" officeooo:paragraph-rsid="01df76dd"/>
    </style:style>
    <style:style style:name="P215" style:family="paragraph" style:parent-style-name="Standard">
      <style:text-properties officeooo:rsid="01ddc862" officeooo:paragraph-rsid="01ddc862"/>
    </style:style>
    <style:style style:name="P216" style:family="paragraph" style:parent-style-name="Standard">
      <style:text-properties officeooo:rsid="01df76dd" officeooo:paragraph-rsid="01df76dd"/>
    </style:style>
    <style:style style:name="P217" style:family="paragraph" style:parent-style-name="Standard">
      <style:text-properties officeooo:rsid="01e2f9f3" officeooo:paragraph-rsid="01e2f9f3"/>
    </style:style>
    <style:style style:name="P218" style:family="paragraph" style:parent-style-name="Standard">
      <style:text-properties officeooo:rsid="008f2024" officeooo:paragraph-rsid="01ed2441"/>
    </style:style>
    <style:style style:name="P219" style:family="paragraph" style:parent-style-name="Standard">
      <style:text-properties officeooo:rsid="01f2c8c9" officeooo:paragraph-rsid="01f2c8c9"/>
    </style:style>
    <style:style style:name="P220" style:family="paragraph" style:parent-style-name="Standard">
      <style:text-properties officeooo:rsid="02332080" officeooo:paragraph-rsid="02332080"/>
    </style:style>
    <style:style style:name="P221" style:family="paragraph" style:parent-style-name="Standard">
      <style:text-properties officeooo:rsid="0236e5c5" officeooo:paragraph-rsid="0236e5c5"/>
    </style:style>
    <style:style style:name="P22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16cca" officeooo:paragraph-rsid="00016cca"/>
    </style:style>
    <style:style style:name="P223" style:family="paragraph" style:parent-style-name="Table_20_Contents">
      <style:text-properties officeooo:rsid="0136c056" officeooo:paragraph-rsid="0136c056"/>
    </style:style>
    <style:style style:name="P224" style:family="paragraph" style:parent-style-name="Table_20_Contents">
      <style:text-properties officeooo:rsid="01291af4" officeooo:paragraph-rsid="01291af4"/>
    </style:style>
    <style:style style:name="P225" style:family="paragraph" style:parent-style-name="Table_20_Contents">
      <style:text-properties officeooo:rsid="01291af4" officeooo:paragraph-rsid="012efab2"/>
    </style:style>
    <style:style style:name="P226" style:family="paragraph" style:parent-style-name="Table_20_Contents">
      <style:text-properties officeooo:rsid="01291af4" officeooo:paragraph-rsid="014ff730"/>
    </style:style>
    <style:style style:name="P227" style:family="paragraph" style:parent-style-name="Table_20_Contents">
      <style:text-properties officeooo:rsid="01291af4" officeooo:paragraph-rsid="015146d3"/>
    </style:style>
    <style:style style:name="P228" style:family="paragraph" style:parent-style-name="Table_20_Contents">
      <style:text-properties officeooo:rsid="01291af4" officeooo:paragraph-rsid="015277d7"/>
    </style:style>
    <style:style style:name="P229" style:family="paragraph" style:parent-style-name="Table_20_Contents">
      <style:text-properties officeooo:rsid="01291af4" officeooo:paragraph-rsid="01541fde"/>
    </style:style>
    <style:style style:name="P230" style:family="paragraph" style:parent-style-name="Table_20_Contents">
      <style:text-properties officeooo:rsid="014daf5c" officeooo:paragraph-rsid="01291af4"/>
    </style:style>
    <style:style style:name="P231" style:family="paragraph" style:parent-style-name="Table_20_Contents">
      <style:text-properties officeooo:rsid="014ff730" officeooo:paragraph-rsid="014ff730"/>
    </style:style>
    <style:style style:name="P232" style:family="paragraph" style:parent-style-name="Table_20_Contents">
      <style:text-properties officeooo:rsid="015487ed" officeooo:paragraph-rsid="015487ed"/>
    </style:style>
    <style:style style:name="P233" style:family="paragraph" style:parent-style-name="Table_20_Contents">
      <style:text-properties officeooo:rsid="01279692" officeooo:paragraph-rsid="01279692"/>
    </style:style>
    <style:style style:name="P234" style:family="paragraph" style:parent-style-name="Table_20_Contents">
      <style:text-properties officeooo:rsid="0154caae" officeooo:paragraph-rsid="01550011"/>
    </style:style>
    <style:style style:name="P235" style:family="paragraph" style:parent-style-name="Table_20_Contents">
      <style:text-properties officeooo:rsid="0154caae" officeooo:paragraph-rsid="015557ba"/>
    </style:style>
    <style:style style:name="P236" style:family="paragraph" style:parent-style-name="Table_20_Contents">
      <style:text-properties officeooo:rsid="0158df1a" officeooo:paragraph-rsid="0158df1a"/>
    </style:style>
    <style:style style:name="P237" style:family="paragraph" style:parent-style-name="Table_20_Contents">
      <style:text-properties officeooo:rsid="016c6106" officeooo:paragraph-rsid="016c6106"/>
    </style:style>
    <style:style style:name="P238" style:family="paragraph" style:parent-style-name="Table_20_Contents">
      <style:text-properties officeooo:rsid="0170a1e8" officeooo:paragraph-rsid="0178ace7"/>
    </style:style>
    <style:style style:name="P239" style:family="paragraph" style:parent-style-name="Table_20_Contents">
      <style:text-properties officeooo:rsid="0176b995" officeooo:paragraph-rsid="0176b995"/>
    </style:style>
    <style:style style:name="P240" style:family="paragraph" style:parent-style-name="Table_20_Contents">
      <style:text-properties officeooo:rsid="017a7812" officeooo:paragraph-rsid="017a7812"/>
    </style:style>
    <style:style style:name="P241" style:family="paragraph" style:parent-style-name="Table_20_Contents">
      <style:text-properties style:text-underline-style="solid" style:text-underline-width="auto" style:text-underline-color="font-color" officeooo:rsid="017a7812" officeooo:paragraph-rsid="017a7812"/>
    </style:style>
    <style:style style:name="P242" style:family="paragraph" style:parent-style-name="Table_20_Contents">
      <style:text-properties style:text-underline-style="solid" style:text-underline-width="auto" style:text-underline-color="font-color" officeooo:rsid="017ba56e" officeooo:paragraph-rsid="017ba56e"/>
    </style:style>
    <style:style style:name="P243" style:family="paragraph" style:parent-style-name="Table_20_Contents">
      <style:text-properties style:text-underline-style="solid" style:text-underline-width="auto" style:text-underline-color="font-color" officeooo:rsid="0136c056" officeooo:paragraph-rsid="0136c056"/>
    </style:style>
    <style:style style:name="P244" style:family="paragraph" style:parent-style-name="Table_20_Contents">
      <style:text-properties style:text-underline-style="solid" style:text-underline-width="auto" style:text-underline-color="font-color" officeooo:rsid="01b980d1" officeooo:paragraph-rsid="01b980d1"/>
    </style:style>
    <style:style style:name="P245" style:family="paragraph" style:parent-style-name="Table_20_Contents">
      <style:text-properties style:text-underline-style="solid" style:text-underline-width="auto" style:text-underline-color="font-color" officeooo:rsid="01bcb2f0" officeooo:paragraph-rsid="01bcb2f0"/>
    </style:style>
    <style:style style:name="P246" style:family="paragraph" style:parent-style-name="Table_20_Contents">
      <style:text-properties officeooo:rsid="017ba56e" officeooo:paragraph-rsid="017ba56e"/>
    </style:style>
    <style:style style:name="P247" style:family="paragraph" style:parent-style-name="Table_20_Contents">
      <style:text-properties officeooo:rsid="01017d57" officeooo:paragraph-rsid="01017d57"/>
    </style:style>
    <style:style style:name="P248" style:family="paragraph" style:parent-style-name="Table_20_Contents">
      <style:text-properties officeooo:rsid="0180c55b" officeooo:paragraph-rsid="0180c55b"/>
    </style:style>
    <style:style style:name="P249" style:family="paragraph" style:parent-style-name="Table_20_Contents">
      <style:text-properties officeooo:rsid="0184477e" officeooo:paragraph-rsid="0184477e"/>
    </style:style>
    <style:style style:name="P250" style:family="paragraph" style:parent-style-name="Table_20_Contents">
      <style:text-properties officeooo:rsid="0184ca34" officeooo:paragraph-rsid="0184ca34"/>
    </style:style>
    <style:style style:name="P251" style:family="paragraph" style:parent-style-name="Table_20_Contents">
      <style:text-properties officeooo:rsid="019246d5" officeooo:paragraph-rsid="019246d5"/>
    </style:style>
    <style:style style:name="P252" style:family="paragraph" style:parent-style-name="Table_20_Contents">
      <style:text-properties officeooo:rsid="0192fd18" officeooo:paragraph-rsid="0192fd18"/>
    </style:style>
    <style:style style:name="P253" style:family="paragraph" style:parent-style-name="Table_20_Contents">
      <style:text-properties officeooo:rsid="019c2627" officeooo:paragraph-rsid="019c2627"/>
    </style:style>
    <style:style style:name="P254" style:family="paragraph" style:parent-style-name="Table_20_Contents">
      <style:text-properties officeooo:rsid="019ca0ce" officeooo:paragraph-rsid="019ca0ce"/>
    </style:style>
    <style:style style:name="P255" style:family="paragraph" style:parent-style-name="Table_20_Contents">
      <style:text-properties officeooo:rsid="010f912d" officeooo:paragraph-rsid="010f912d"/>
    </style:style>
    <style:style style:name="P256" style:family="paragraph" style:parent-style-name="Table_20_Contents">
      <style:text-properties style:text-underline-style="none" officeooo:rsid="01b980d1" officeooo:paragraph-rsid="01b980d1"/>
    </style:style>
    <style:style style:name="P257" style:family="paragraph" style:parent-style-name="Table_20_Contents">
      <style:text-properties officeooo:rsid="01bcb2f0" officeooo:paragraph-rsid="01bcb2f0"/>
    </style:style>
    <style:style style:name="P258" style:family="paragraph" style:parent-style-name="Table_20_Contents">
      <style:text-properties officeooo:rsid="01bdbd96" officeooo:paragraph-rsid="01bdbd96"/>
    </style:style>
    <style:style style:name="P259" style:family="paragraph" style:parent-style-name="Table_20_Contents">
      <style:text-properties officeooo:rsid="01c1c18e" officeooo:paragraph-rsid="01c1c18e"/>
    </style:style>
    <style:style style:name="P260" style:family="paragraph" style:parent-style-name="Table_20_Contents">
      <style:text-properties officeooo:rsid="01c41e43" officeooo:paragraph-rsid="01c41e43"/>
    </style:style>
    <style:style style:name="P261" style:family="paragraph" style:parent-style-name="Table_20_Contents">
      <style:text-properties officeooo:rsid="01c50a1e" officeooo:paragraph-rsid="01c50a1e"/>
    </style:style>
    <style:style style:name="P262" style:family="paragraph" style:parent-style-name="Table_20_Contents">
      <style:text-properties officeooo:rsid="00fffd9c" officeooo:paragraph-rsid="00fffd9c"/>
    </style:style>
    <style:style style:name="P263" style:family="paragraph" style:parent-style-name="Table_20_Contents">
      <style:text-properties officeooo:rsid="01c8dc3a" officeooo:paragraph-rsid="01c8dc3a"/>
    </style:style>
    <style:style style:name="P264" style:family="paragraph" style:parent-style-name="Table_20_Contents">
      <style:text-properties officeooo:rsid="01cbacb4" officeooo:paragraph-rsid="01cbacb4"/>
    </style:style>
    <style:style style:name="P265" style:family="paragraph" style:parent-style-name="Table_20_Contents">
      <style:text-properties officeooo:rsid="01cd8ea6" officeooo:paragraph-rsid="01cd8ea6"/>
    </style:style>
    <style:style style:name="P266" style:family="paragraph" style:parent-style-name="Table_20_Contents">
      <style:text-properties officeooo:rsid="01ce68e0" officeooo:paragraph-rsid="01ce68e0"/>
    </style:style>
    <style:style style:name="P267" style:family="paragraph" style:parent-style-name="Table_20_Contents">
      <style:text-properties officeooo:rsid="01cf5c0b" officeooo:paragraph-rsid="01cf5c0b"/>
    </style:style>
    <style:style style:name="P268" style:family="paragraph" style:parent-style-name="Table_20_Contents">
      <style:text-properties officeooo:rsid="01d1ea30" officeooo:paragraph-rsid="01d1ea30"/>
    </style:style>
    <style:style style:name="P269" style:family="paragraph" style:parent-style-name="Table_20_Contents">
      <style:text-properties officeooo:rsid="01d1ea30" officeooo:paragraph-rsid="01d923b7"/>
    </style:style>
    <style:style style:name="P270" style:family="paragraph" style:parent-style-name="Table_20_Contents">
      <style:text-properties officeooo:rsid="01d22988" officeooo:paragraph-rsid="01d22988"/>
    </style:style>
    <style:style style:name="P271" style:family="paragraph" style:parent-style-name="Table_20_Contents">
      <style:text-properties officeooo:rsid="01d23cb7" officeooo:paragraph-rsid="01d23cb7"/>
    </style:style>
    <style:style style:name="P272" style:family="paragraph" style:parent-style-name="Table_20_Contents">
      <style:text-properties officeooo:rsid="01d923b7" officeooo:paragraph-rsid="01d923b7"/>
    </style:style>
    <style:style style:name="P273" style:family="paragraph" style:parent-style-name="Table_20_Contents">
      <style:text-properties officeooo:rsid="01d96a00" officeooo:paragraph-rsid="01d96a00"/>
    </style:style>
    <style:style style:name="P274" style:family="paragraph" style:parent-style-name="Table_20_Contents">
      <style:text-properties officeooo:rsid="01ddc862" officeooo:paragraph-rsid="01ddc862"/>
    </style:style>
    <style:style style:name="P275" style:family="paragraph" style:parent-style-name="Table_20_Contents">
      <style:text-properties officeooo:rsid="01df76dd" officeooo:paragraph-rsid="01df76dd"/>
    </style:style>
    <style:style style:name="P276" style:family="paragraph" style:parent-style-name="Table_20_Contents">
      <style:text-properties officeooo:rsid="01e0a634" officeooo:paragraph-rsid="01e0a634"/>
    </style:style>
    <style:style style:name="P277" style:family="paragraph" style:parent-style-name="Table_20_Contents">
      <style:text-properties officeooo:rsid="01e42beb" officeooo:paragraph-rsid="01e42beb"/>
    </style:style>
    <style:style style:name="P278" style:family="paragraph" style:parent-style-name="Table_20_Contents">
      <style:text-properties officeooo:rsid="01e4b368" officeooo:paragraph-rsid="01e4b368"/>
    </style:style>
    <style:style style:name="P279" style:family="paragraph" style:parent-style-name="Table_20_Contents">
      <style:text-properties officeooo:rsid="01e7cd6b" officeooo:paragraph-rsid="01e7cd6b"/>
    </style:style>
    <style:style style:name="P280" style:family="paragraph" style:parent-style-name="Table_20_Contents">
      <style:text-properties officeooo:rsid="01ed2441" officeooo:paragraph-rsid="01ed2441"/>
    </style:style>
    <style:style style:name="P281" style:family="paragraph" style:parent-style-name="Table_20_Contents">
      <style:text-properties officeooo:rsid="023173ae" officeooo:paragraph-rsid="023173ae"/>
    </style:style>
    <style:style style:name="P282" style:family="paragraph" style:parent-style-name="Table_20_Contents">
      <style:text-properties officeooo:rsid="02332080" officeooo:paragraph-rsid="02332080"/>
    </style:style>
    <style:style style:name="P283" style:family="paragraph" style:parent-style-name="Table_20_Contents">
      <style:text-properties officeooo:rsid="023513c6" officeooo:paragraph-rsid="023513c6"/>
    </style:style>
    <style:style style:name="P284" style:family="paragraph" style:parent-style-name="Table_20_Contents">
      <style:text-properties officeooo:rsid="0238c83a" officeooo:paragraph-rsid="0238c83a"/>
    </style:style>
    <style:style style:name="P285" style:family="paragraph" style:parent-style-name="Table_20_Contents">
      <style:text-properties officeooo:rsid="023a36eb" officeooo:paragraph-rsid="023a36eb"/>
    </style:style>
    <style:style style:name="T1" style:family="text">
      <style:text-properties officeooo:rsid="00028433"/>
    </style:style>
    <style:style style:name="T2" style:family="text">
      <style:text-properties officeooo:rsid="0002ed73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48e33"/>
    </style:style>
    <style:style style:name="T5" style:family="text">
      <style:text-properties style:text-underline-style="solid" style:text-underline-width="auto" style:text-underline-color="font-color" officeooo:rsid="01017d57"/>
    </style:style>
    <style:style style:name="T6" style:family="text">
      <style:text-properties style:text-underline-style="solid" style:text-underline-width="auto" style:text-underline-color="font-color" officeooo:rsid="01549481"/>
    </style:style>
    <style:style style:name="T7" style:family="text">
      <style:text-properties style:text-underline-style="solid" style:text-underline-width="auto" style:text-underline-color="font-color" officeooo:rsid="01080d08"/>
    </style:style>
    <style:style style:name="T8" style:family="text">
      <style:text-properties style:text-underline-style="solid" style:text-underline-width="auto" style:text-underline-color="font-color" officeooo:rsid="014ae008"/>
    </style:style>
    <style:style style:name="T9" style:family="text">
      <style:text-properties style:text-underline-style="solid" style:text-underline-width="auto" style:text-underline-color="font-color" officeooo:rsid="0038f02d"/>
    </style:style>
    <style:style style:name="T10" style:family="text">
      <style:text-properties style:text-underline-style="solid" style:text-underline-width="auto" style:text-underline-color="font-color" officeooo:rsid="015487ed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048e33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06d5b0" style:font-weight-asian="normal" style:font-weight-complex="normal"/>
    </style:style>
    <style:style style:name="T15" style:family="text">
      <style:text-properties style:text-underline-style="none" fo:font-weight="normal" officeooo:rsid="000a23db" style:font-weight-asian="normal" style:font-weight-complex="normal"/>
    </style:style>
    <style:style style:name="T16" style:family="text">
      <style:text-properties style:text-underline-style="none" fo:font-weight="normal" officeooo:rsid="001dc18a" style:font-weight-asian="normal" style:font-weight-complex="normal"/>
    </style:style>
    <style:style style:name="T17" style:family="text">
      <style:text-properties style:text-underline-style="none" fo:font-weight="normal" officeooo:rsid="00443f09" style:font-weight-asian="normal" style:font-weight-complex="normal"/>
    </style:style>
    <style:style style:name="T18" style:family="text">
      <style:text-properties style:text-underline-style="none" fo:font-weight="normal" officeooo:rsid="0044d5ef" style:font-weight-asian="normal" style:font-weight-complex="normal"/>
    </style:style>
    <style:style style:name="T19" style:family="text">
      <style:text-properties style:text-underline-style="none" fo:font-weight="normal" officeooo:rsid="00461ac1" style:font-weight-asian="normal" style:font-weight-complex="normal"/>
    </style:style>
    <style:style style:name="T20" style:family="text">
      <style:text-properties style:text-underline-style="none" fo:font-weight="normal" officeooo:rsid="0046b30e" style:font-weight-asian="normal" style:font-weight-complex="normal"/>
    </style:style>
    <style:style style:name="T21" style:family="text">
      <style:text-properties style:text-underline-style="none" fo:font-weight="normal" officeooo:rsid="018b317c" style:font-weight-asian="normal" style:font-weight-complex="normal"/>
    </style:style>
    <style:style style:name="T22" style:family="text">
      <style:text-properties style:text-underline-style="none" officeooo:rsid="000ec32b"/>
    </style:style>
    <style:style style:name="T23" style:family="text">
      <style:text-properties style:text-underline-style="none" officeooo:rsid="0011676d"/>
    </style:style>
    <style:style style:name="T24" style:family="text">
      <style:text-properties style:text-underline-style="none" officeooo:rsid="00177a21"/>
    </style:style>
    <style:style style:name="T25" style:family="text">
      <style:text-properties style:text-underline-style="none" officeooo:rsid="0017c264"/>
    </style:style>
    <style:style style:name="T26" style:family="text">
      <style:text-properties style:text-underline-style="none" officeooo:rsid="0018ac80"/>
    </style:style>
    <style:style style:name="T27" style:family="text">
      <style:text-properties style:text-underline-style="none" officeooo:rsid="00294562"/>
    </style:style>
    <style:style style:name="T28" style:family="text">
      <style:text-properties style:text-underline-style="none" officeooo:rsid="00443f09"/>
    </style:style>
    <style:style style:name="T29" style:family="text">
      <style:text-properties style:text-underline-style="none" officeooo:rsid="0097dc7d"/>
    </style:style>
    <style:style style:name="T30" style:family="text">
      <style:text-properties style:text-underline-style="none" officeooo:rsid="014eb555"/>
    </style:style>
    <style:style style:name="T31" style:family="text">
      <style:text-properties style:text-underline-style="none" officeooo:rsid="0192fd18"/>
    </style:style>
    <style:style style:name="T32" style:family="text">
      <style:text-properties style:text-underline-style="none" officeooo:rsid="00832333"/>
    </style:style>
    <style:style style:name="T33" style:family="text">
      <style:text-properties fo:font-weight="normal" officeooo:rsid="000a23db" style:font-weight-asian="normal" style:font-weight-complex="normal"/>
    </style:style>
    <style:style style:name="T34" style:family="text">
      <style:text-properties fo:font-weight="normal" officeooo:rsid="002d8692" style:font-weight-asian="normal" style:font-weight-complex="normal"/>
    </style:style>
    <style:style style:name="T35" style:family="text">
      <style:text-properties fo:font-weight="normal" officeooo:rsid="0062ba24" style:font-weight-asian="normal" style:font-weight-complex="normal"/>
    </style:style>
    <style:style style:name="T36" style:family="text">
      <style:text-properties fo:font-weight="normal" officeooo:rsid="020f88e2" style:font-weight-asian="normal" style:font-weight-complex="normal"/>
    </style:style>
    <style:style style:name="T37" style:family="text">
      <style:text-properties officeooo:rsid="000a1cf1"/>
    </style:style>
    <style:style style:name="T38" style:family="text">
      <style:text-properties officeooo:rsid="000a23db"/>
    </style:style>
    <style:style style:name="T39" style:family="text">
      <style:text-properties officeooo:rsid="00129b20"/>
    </style:style>
    <style:style style:name="T40" style:family="text">
      <style:text-properties officeooo:rsid="001cb407"/>
    </style:style>
    <style:style style:name="T41" style:family="text">
      <style:text-properties officeooo:rsid="00217a8b"/>
    </style:style>
    <style:style style:name="T42" style:family="text">
      <style:text-properties officeooo:rsid="0022275b"/>
    </style:style>
    <style:style style:name="T43" style:family="text">
      <style:text-properties officeooo:rsid="0022d518"/>
    </style:style>
    <style:style style:name="T44" style:family="text">
      <style:text-properties officeooo:rsid="00278fde"/>
    </style:style>
    <style:style style:name="T45" style:family="text">
      <style:text-properties officeooo:rsid="0029f681"/>
    </style:style>
    <style:style style:name="T46" style:family="text">
      <style:text-properties officeooo:rsid="00311814"/>
    </style:style>
    <style:style style:name="T47" style:family="text">
      <style:text-properties officeooo:rsid="0038f02d"/>
    </style:style>
    <style:style style:name="T48" style:family="text">
      <style:text-properties officeooo:rsid="003c621e"/>
    </style:style>
    <style:style style:name="T49" style:family="text">
      <style:text-properties officeooo:rsid="003d9974"/>
    </style:style>
    <style:style style:name="T50" style:family="text">
      <style:text-properties officeooo:rsid="003f588d"/>
    </style:style>
    <style:style style:name="T51" style:family="text">
      <style:text-properties officeooo:rsid="00442265"/>
    </style:style>
    <style:style style:name="T52" style:family="text">
      <style:text-properties officeooo:rsid="00443f09"/>
    </style:style>
    <style:style style:name="T53" style:family="text">
      <style:text-properties officeooo:rsid="004563fd"/>
    </style:style>
    <style:style style:name="T54" style:family="text">
      <style:text-properties officeooo:rsid="004ce1bf"/>
    </style:style>
    <style:style style:name="T55" style:family="text">
      <style:text-properties officeooo:rsid="004f4aee"/>
    </style:style>
    <style:style style:name="T56" style:family="text">
      <style:text-properties officeooo:rsid="00506212"/>
    </style:style>
    <style:style style:name="T57" style:family="text">
      <style:text-properties officeooo:rsid="0052c9e3"/>
    </style:style>
    <style:style style:name="T58" style:family="text">
      <style:text-properties officeooo:rsid="0054f193"/>
    </style:style>
    <style:style style:name="T59" style:family="text">
      <style:text-properties officeooo:rsid="005cf706"/>
    </style:style>
    <style:style style:name="T60" style:family="text">
      <style:text-properties officeooo:rsid="005d94da"/>
    </style:style>
    <style:style style:name="T61" style:family="text">
      <style:text-properties officeooo:rsid="005f8a38"/>
    </style:style>
    <style:style style:name="T62" style:family="text">
      <style:text-properties officeooo:rsid="00672f2f"/>
    </style:style>
    <style:style style:name="T63" style:family="text">
      <style:text-properties officeooo:rsid="006915a8"/>
    </style:style>
    <style:style style:name="T64" style:family="text">
      <style:text-properties officeooo:rsid="0069b359"/>
    </style:style>
    <style:style style:name="T65" style:family="text">
      <style:text-properties officeooo:rsid="0071a761"/>
    </style:style>
    <style:style style:name="T66" style:family="text">
      <style:text-properties officeooo:rsid="00758a34"/>
    </style:style>
    <style:style style:name="T67" style:family="text">
      <style:text-properties officeooo:rsid="00769b7d"/>
    </style:style>
    <style:style style:name="T68" style:family="text">
      <style:text-properties officeooo:rsid="007d9ceb"/>
    </style:style>
    <style:style style:name="T69" style:family="text">
      <style:text-properties officeooo:rsid="007f20ab"/>
    </style:style>
    <style:style style:name="T70" style:family="text">
      <style:text-properties officeooo:rsid="008bf679"/>
    </style:style>
    <style:style style:name="T71" style:family="text">
      <style:text-properties officeooo:rsid="008de555"/>
    </style:style>
    <style:style style:name="T72" style:family="text">
      <style:text-properties officeooo:rsid="0091d626"/>
    </style:style>
    <style:style style:name="T73" style:family="text">
      <style:text-properties officeooo:rsid="00926679"/>
    </style:style>
    <style:style style:name="T74" style:family="text">
      <style:text-properties officeooo:rsid="0094d445"/>
    </style:style>
    <style:style style:name="T75" style:family="text">
      <style:text-properties officeooo:rsid="0095a991"/>
    </style:style>
    <style:style style:name="T76" style:family="text">
      <style:text-properties officeooo:rsid="0097dc7d"/>
    </style:style>
    <style:style style:name="T77" style:family="text">
      <style:text-properties officeooo:rsid="009c259b"/>
    </style:style>
    <style:style style:name="T78" style:family="text">
      <style:text-properties officeooo:rsid="00cbf389"/>
    </style:style>
    <style:style style:name="T79" style:family="text">
      <style:text-properties officeooo:rsid="00e86e89"/>
    </style:style>
    <style:style style:name="T80" style:family="text">
      <style:text-properties officeooo:rsid="00f98fe2"/>
    </style:style>
    <style:style style:name="T81" style:family="text">
      <style:text-properties officeooo:rsid="00fb5248"/>
    </style:style>
    <style:style style:name="T82" style:family="text">
      <style:text-properties officeooo:rsid="010212b3"/>
    </style:style>
    <style:style style:name="T83" style:family="text">
      <style:text-properties officeooo:rsid="0102b20f"/>
    </style:style>
    <style:style style:name="T84" style:family="text">
      <style:text-properties officeooo:rsid="01038f11"/>
    </style:style>
    <style:style style:name="T85" style:family="text">
      <style:text-properties officeooo:rsid="01067bdf"/>
    </style:style>
    <style:style style:name="T86" style:family="text">
      <style:text-properties officeooo:rsid="0111c44e"/>
    </style:style>
    <style:style style:name="T87" style:family="text">
      <style:text-properties officeooo:rsid="012cf13f"/>
    </style:style>
    <style:style style:name="T88" style:family="text">
      <style:text-properties officeooo:rsid="0130c1bf"/>
    </style:style>
    <style:style style:name="T89" style:family="text">
      <style:text-properties officeooo:rsid="01342dd7"/>
    </style:style>
    <style:style style:name="T90" style:family="text">
      <style:text-properties officeooo:rsid="0136c056"/>
    </style:style>
    <style:style style:name="T91" style:family="text">
      <style:text-properties officeooo:rsid="013764fb"/>
    </style:style>
    <style:style style:name="T92" style:family="text">
      <style:text-properties officeooo:rsid="01394c7b"/>
    </style:style>
    <style:style style:name="T93" style:family="text">
      <style:text-properties officeooo:rsid="0139b394"/>
    </style:style>
    <style:style style:name="T94" style:family="text">
      <style:text-properties officeooo:rsid="0144042f"/>
    </style:style>
    <style:style style:name="T95" style:family="text">
      <style:text-properties officeooo:rsid="014ff730"/>
    </style:style>
    <style:style style:name="T96" style:family="text">
      <style:text-properties officeooo:rsid="015277d7"/>
    </style:style>
    <style:style style:name="T97" style:family="text">
      <style:text-properties officeooo:rsid="01541fde"/>
    </style:style>
    <style:style style:name="T98" style:family="text">
      <style:text-properties officeooo:rsid="01571511"/>
    </style:style>
    <style:style style:name="T99" style:family="text">
      <style:text-properties officeooo:rsid="015ac61d"/>
    </style:style>
    <style:style style:name="T100" style:family="text">
      <style:text-properties officeooo:rsid="015c53b2"/>
    </style:style>
    <style:style style:name="T101" style:family="text">
      <style:text-properties officeooo:rsid="015ed313"/>
    </style:style>
    <style:style style:name="T102" style:family="text">
      <style:text-properties officeooo:rsid="0165fc5f"/>
    </style:style>
    <style:style style:name="T103" style:family="text">
      <style:text-properties officeooo:rsid="016d2612"/>
    </style:style>
    <style:style style:name="T104" style:family="text">
      <style:text-properties officeooo:rsid="0171c25d"/>
    </style:style>
    <style:style style:name="T105" style:family="text">
      <style:text-properties officeooo:rsid="0176b995"/>
    </style:style>
    <style:style style:name="T106" style:family="text">
      <style:text-properties officeooo:rsid="0178ace7"/>
    </style:style>
    <style:style style:name="T107" style:family="text">
      <style:text-properties officeooo:rsid="017c1020"/>
    </style:style>
    <style:style style:name="T108" style:family="text">
      <style:text-properties officeooo:rsid="01809db1"/>
    </style:style>
    <style:style style:name="T109" style:family="text">
      <style:text-properties officeooo:rsid="0180fa4b"/>
    </style:style>
    <style:style style:name="T110" style:family="text">
      <style:text-properties officeooo:rsid="0186bafb"/>
    </style:style>
    <style:style style:name="T111" style:family="text">
      <style:text-properties officeooo:rsid="018c6f7a"/>
    </style:style>
    <style:style style:name="T112" style:family="text">
      <style:text-properties officeooo:rsid="0192fd18"/>
    </style:style>
    <style:style style:name="T113" style:family="text">
      <style:text-properties officeooo:rsid="019b0539"/>
    </style:style>
    <style:style style:name="T114" style:family="text">
      <style:text-properties officeooo:rsid="019e1abd"/>
    </style:style>
    <style:style style:name="T115" style:family="text">
      <style:text-properties officeooo:rsid="01b4056d"/>
    </style:style>
    <style:style style:name="T116" style:family="text">
      <style:text-properties officeooo:rsid="01b4db0e"/>
    </style:style>
    <style:style style:name="T117" style:family="text">
      <style:text-properties officeooo:rsid="01b661d3"/>
    </style:style>
    <style:style style:name="T118" style:family="text">
      <style:text-properties officeooo:rsid="01b8d4bc"/>
    </style:style>
    <style:style style:name="T119" style:family="text">
      <style:text-properties officeooo:rsid="01bc5fb8"/>
    </style:style>
    <style:style style:name="T120" style:family="text">
      <style:text-properties officeooo:rsid="01bf9eff"/>
    </style:style>
    <style:style style:name="T121" style:family="text">
      <style:text-properties officeooo:rsid="01c2e8af"/>
    </style:style>
    <style:style style:name="T122" style:family="text">
      <style:text-properties officeooo:rsid="01c50a1e"/>
    </style:style>
    <style:style style:name="T123" style:family="text">
      <style:text-properties officeooo:rsid="01c6e086"/>
    </style:style>
    <style:style style:name="T124" style:family="text">
      <style:text-properties officeooo:rsid="01c7123b"/>
    </style:style>
    <style:style style:name="T125" style:family="text">
      <style:text-properties officeooo:rsid="01cbacb4"/>
    </style:style>
    <style:style style:name="T126" style:family="text">
      <style:text-properties officeooo:rsid="01cf3e3c"/>
    </style:style>
    <style:style style:name="T127" style:family="text">
      <style:text-properties officeooo:rsid="01cf5c0b"/>
    </style:style>
    <style:style style:name="T128" style:family="text">
      <style:text-properties officeooo:rsid="01d33a5f"/>
    </style:style>
    <style:style style:name="T129" style:family="text">
      <style:text-properties officeooo:rsid="01d5247c"/>
    </style:style>
    <style:style style:name="T130" style:family="text">
      <style:text-properties officeooo:rsid="01d70cf9"/>
    </style:style>
    <style:style style:name="T131" style:family="text">
      <style:text-properties officeooo:rsid="01d8f321"/>
    </style:style>
    <style:style style:name="T132" style:family="text">
      <style:text-properties officeooo:rsid="01dcb129"/>
    </style:style>
    <style:style style:name="T133" style:family="text">
      <style:text-properties officeooo:rsid="01e2f9f3"/>
    </style:style>
    <style:style style:name="T134" style:family="text">
      <style:text-properties officeooo:rsid="01e4b368"/>
    </style:style>
    <style:style style:name="T135" style:family="text">
      <style:text-properties officeooo:rsid="01e967d7"/>
    </style:style>
    <style:style style:name="T136" style:family="text">
      <style:text-properties officeooo:rsid="01f27dc6"/>
    </style:style>
    <style:style style:name="T137" style:family="text">
      <style:text-properties officeooo:rsid="01f3ddb1"/>
    </style:style>
    <style:style style:name="T138" style:family="text">
      <style:text-properties officeooo:rsid="01f8a342"/>
    </style:style>
    <style:style style:name="T139" style:family="text">
      <style:text-properties officeooo:rsid="01fa7e82"/>
    </style:style>
    <style:style style:name="T140" style:family="text">
      <style:text-properties officeooo:rsid="020499f3"/>
    </style:style>
    <style:style style:name="T141" style:family="text">
      <style:text-properties officeooo:rsid="020b6e20"/>
    </style:style>
    <style:style style:name="T142" style:family="text">
      <style:text-properties officeooo:rsid="020dfc80"/>
    </style:style>
    <style:style style:name="T143" style:family="text">
      <style:text-properties officeooo:rsid="020f353b"/>
    </style:style>
    <style:style style:name="T144" style:family="text">
      <style:text-properties officeooo:rsid="02158c0b"/>
    </style:style>
    <style:style style:name="T145" style:family="text">
      <style:text-properties officeooo:rsid="021779c7"/>
    </style:style>
    <style:style style:name="T146" style:family="text">
      <style:text-properties officeooo:rsid="021b3789"/>
    </style:style>
    <style:style style:name="T147" style:family="text">
      <style:text-properties officeooo:rsid="021e5fae"/>
    </style:style>
    <style:style style:name="T148" style:family="text">
      <style:text-properties officeooo:rsid="021ff224"/>
    </style:style>
    <style:style style:name="T149" style:family="text">
      <style:text-properties officeooo:rsid="02221cdc"/>
    </style:style>
    <style:style style:name="T150" style:family="text">
      <style:text-properties officeooo:rsid="0222808e"/>
    </style:style>
    <style:style style:name="T151" style:family="text">
      <style:text-properties officeooo:rsid="0223a719"/>
    </style:style>
    <style:style style:name="T152" style:family="text">
      <style:text-properties officeooo:rsid="0224e67d"/>
    </style:style>
    <style:style style:name="T153" style:family="text">
      <style:text-properties officeooo:rsid="0226cb77"/>
    </style:style>
    <style:style style:name="T154" style:family="text">
      <style:text-properties officeooo:rsid="022e14f9"/>
    </style:style>
    <style:style style:name="T155" style:family="text">
      <style:text-properties officeooo:rsid="023173ae"/>
    </style:style>
    <style:style style:name="T156" style:family="text">
      <style:text-properties officeooo:rsid="0235f6bb"/>
    </style:style>
    <style:style style:name="T157" style:family="text">
      <style:text-properties officeooo:rsid="023bbc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COPE OF WORK DOCUMENT </text:p>
      <text:p text:style-name="P5"/>
      <text:p text:style-name="P1">TABLE OF CONTENTS:</text:p>
      <text:p text:style-name="P1"/>
      <text:p text:style-name="P1">A. Models</text:p>
      <text:p text:style-name="P1">B. Controllers</text:p>
      <text:p text:style-name="P1"><text:span text:style-name="T2">C</text:span>. Event Flow <text:span text:style-name="T1">and Screens.</text:span></text:p>
      <text:p text:style-name="P90">D. Concerns</text:p>
      <text:p text:style-name="P115">E. Modules</text:p>
      <text:p text:style-name="P1"/>
      <text:p text:style-name="P1"/>
      <text:p text:style-name="P4">A. Models</text:p>
      <text:p text:style-name="P2"/>
      <text:p text:style-name="P178"><text:span text:style-name="T3">A1. </text:span><text:span text:style-name="T9">Patient</text:span></text:p>
      <text:p text:style-name="P2"/>
      <text:p text:style-name="P109">include UserConcern</text:p>
      <text:p text:style-name="P200"/>
      <text:p text:style-name="P15">A2. Staff </text:p>
      <text:p text:style-name="P86"/>
      <text:p text:style-name="P109">include UserConcern</text:p>
      <text:p text:style-name="P201"/>
      <text:p text:style-name="P86">1. monthly_fixed_salary</text:p>
      <text:p text:style-name="P86">2. role</text:p>
      <text:p text:style-name="P86">3. advance : should be a hash with key as datetime object <text:s/>=&gt; value as float amount in rupees</text:p>
      <text:p text:style-name="P86">4. approved_by_admin: default nil, type: string, will be the unique identifier of the admin who approves this user as a staff member.</text:p>
      <text:p text:style-name="P86">5. monthly_fixed_salary_approved_by_admin: default nil, type: String, will be the unique identifier of the admin who approves this user's salary.</text:p>
      <text:p text:style-name="P86"/>
      <text:p text:style-name="P128">after_create do </text:p>
      <text:p text:style-name="P128"><text:tab/>redirect to ui to set schedule for this staff member.</text:p>
      <text:p text:style-name="P128">end</text:p>
      <text:p text:style-name="P86"/>
      <text:p text:style-name="P15">A3. Doctor &lt; Staff (extends Staff)</text:p>
      <text:p text:style-name="P85"/>
      <text:p text:style-name="P109">include UserConcern</text:p>
      <text:p text:style-name="P85"/>
      <text:p text:style-name="P86">1. qualification</text:p>
      <text:p text:style-name="P86">2. qualification certificate image url</text:p>
      <text:p text:style-name="P86"/>
      <text:p text:style-name="P19">A4. Test <text:s/><text:span text:style-name="T58">&lt; Shopping::CartItem</text:span></text:p>
      <text:p text:style-name="P89"/>
      <text:p text:style-name="P109">include CreatorConcern</text:p>
      <text:p text:style-name="P89"/>
      <text:p text:style-name="P89">1. <text:span text:style-name="T41">name</text:span></text:p>
      <text:p text:style-name="P89">2. <text:span text:style-name="T41">description</text:span></text:p>
      <text:p text:style-name="P91">3. collection time</text:p>
      <text:p text:style-name="P91">4. collection requirements</text:p>
      <text:p text:style-name="P91">5. sample type</text:p>
      <text:p text:style-name="P91">6. Test normal range</text:p>
      <text:p text:style-name="P91">7. Test implications</text:p>
      <text:p text:style-name="P91"/>
      <text:p text:style-name="P91"><text:soft-page-break/></text:p>
      <text:p text:style-name="P20">A5. Investigation <text:span text:style-name="T46">&lt; Test</text:span></text:p>
      <text:p text:style-name="P98"/>
      <text:p text:style-name="P117">include Locatable Concern</text:p>
      <text:p text:style-name="P99"><text:span text:style-name="T58">1</text:span> test_id : the id of the test,on which this investigation is b<text:span text:style-name="T46">ased.</text:span></text:p>
      <text:p text:style-name="P116">2. status: the status of the investigation , everytime the status is changed a notification has to be sent to the patient.</text:p>
      <text:p text:style-name="P118">3. order_priority : tests with higher priorities have to be performed first.</text:p>
      <text:p text:style-name="P118">4. <text:span text:style-name="T69">sop_id : the id of the sop to be followed while doing this test.</text:span></text:p>
      <text:p text:style-name="P124">5. <text:span text:style-name="T77">step_ids : the steps through which this investigation has gone.</text:span></text:p>
      <text:p text:style-name="P124"><text:s/></text:p>
      <text:p text:style-name="P116"><text:tab/>Def status=(status)</text:p>
      <text:p text:style-name="P116"><text:tab/><text:tab/>Notification.notify(user,self,status)</text:p>
      <text:p text:style-name="P116"><text:tab/>end</text:p>
      <text:p text:style-name="P116"/>
      <text:p text:style-name="P116"/>
      <text:p text:style-name="P22">A6. InvestigationBundle <text:span text:style-name="T58">&lt; Shopping::Cart</text:span></text:p>
      <text:p text:style-name="P112"/>
      <text:p text:style-name="P113">1. for: the name of the person for whom this test is.</text:p>
      <text:p text:style-name="P220">2. after_create : create_sample_collection_objects based on investigation_ids and time of collection for that investigation.</text:p>
      <text:p text:style-name="P112"/>
      <text:p text:style-name="P23">A7.<text:span text:style-name="T65">SampleCollection</text:span></text:p>
      <text:p text:style-name="P113"><text:tab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37">Concerns</text:p>
          </table:table-cell>
          <table:table-cell table:style-name="Table4.B1" office:value-type="string">
            <text:p text:style-name="P237">Attributes</text:p>
          </table:table-cell>
        </table:table-row>
        <table:table-row>
          <table:table-cell table:style-name="Table4.A2" office:value-type="string">
            <text:p text:style-name="P237"><text:span text:style-name="T105">=&gt; i</text:span>nclude LocatableConcern</text:p>
            <text:p text:style-name="P237"><text:span text:style-name="T105">=&gt; </text:span>include CreatorConcern</text:p>
            <text:p text:style-name="P237"><text:span text:style-name="T105">=&gt; </text:span>include DelegateConcern<text:span text:style-name="T103">(collection_agent_id)</text:span></text:p>
            <text:p text:style-name="P238"><text:span text:style-name="T105">=&gt; </text:span>include RelativesConcern(</text:p>
            <text:p text:style-name="P238"><text:span text:style-name="T104"><text:s text:c="5"/>investigation_bundle_id, </text:span></text:p>
            <text:p text:style-name="P238"><text:span text:style-name="T104"><text:s text:c="5"/>array_of_investigation_ids, </text:span></text:p>
            <text:p text:style-name="P238"><text:span text:style-name="T104"><text:s text:c="5"/>sample_container_ids_hash,</text:span></text:p>
            <text:p text:style-name="P238"><text:s text:c="5"/><text:span text:style-name="T106">schedule_id</text:span></text:p>
            <text:p text:style-name="P238">)</text:p>
            <text:p text:style-name="P239">=&gt; include ProcessConcern</text:p>
            <text:p text:style-name="P239">=&gt; include RatingConcern</text:p>
          </table:table-cell>
          <table:table-cell table:style-name="Table4.B2" office:value-type="string">
            <text:p text:style-name="P249">1) sample_containers_checked : boolean</text:p>
            <text:p text:style-name="P250"/>
          </table:table-cell>
        </table:table-row>
      </table:table>
      <text:p text:style-name="P196"/>
      <text:p text:style-name="P113"/>
      <text:p text:style-name="P182">Methods And Callbacks:</text:p>
      <text:p text:style-name="P18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40">Method/Callback</text:p>
          </table:table-cell>
          <table:table-cell table:style-name="Table5.B1" office:value-type="string">
            <text:p text:style-name="P240">Description</text:p>
          </table:table-cell>
        </table:table-row>
        <table:table-row>
          <table:table-cell table:style-name="Table5.A2" office:value-type="string">
            <text:p text:style-name="P240">set_sample_containers:</text:p>
            <text:p text:style-name="P241">before_create</text:p>
          </table:table-cell>
          <table:table-cell table:style-name="Table5.B2" office:value-type="string">
            <text:p text:style-name="P282"><text:s/></text:p>
          </table:table-cell>
        </table:table-row>
        <table:table-row>
          <table:table-cell table:style-name="Table5.A2" office:value-type="string">
            <text:p text:style-name="P246">request_rating:</text:p>
            <text:p text:style-name="P242">after_update:</text:p>
          </table:table-cell>
          <table:table-cell table:style-name="Table5.B2" office:value-type="string">
            <text:p text:style-name="P246">1)Do request_rating method from rating_concern if process_ended_changed? , <text:span text:style-name="T110">this method should call a method in the ratings concern, to check that the rating has not already been provided.</text:span></text:p>
            <text:p text:style-name="P246">2) ensure that requisite number of sample_containers were <text:span text:style-name="T107">created for each required type , provided that sample_containers_checked is not true.</text:span>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B2" office:value-type="string">
            <text:p text:style-name="P246"/>
          </table:table-cell>
        </table:table-row>
      </table:table>
      <text:p text:style-name="P197"><text:soft-page-break/><text:span text:style-name="T13">* this object will updated by schedule , after a schedule is created for it, </text:span><text:span text:style-name="T21">for this sample_collection.</text:span></text:p>
      <text:p text:style-name="P197"><text:span text:style-name="T21"/></text:p>
      <text:p text:style-name="P197"><text:span text:style-name="T21"/></text:p>
      <text:p text:style-name="P130"/>
      <text:p text:style-name="P183">A8. SampleContainer:</text:p>
      <text:p text:style-name="P205"/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253">Concerns</text:p>
          </table:table-cell>
          <table:table-cell table:style-name="Table7.B1" office:value-type="string">
            <text:p text:style-name="P253">Attributes</text:p>
          </table:table-cell>
        </table:table-row>
        <table:table-row>
          <table:table-cell table:style-name="Table7.A2" office:value-type="string">
            <text:p text:style-name="P253">=&gt; include CreatorConcern</text:p>
          </table:table-cell>
          <table:table-cell table:style-name="Table7.B2" office:value-type="string">
            <text:p text:style-name="P253">1. sample_container_type : required</text:p>
            <text:p text:style-name="P253">2. storage_temperature : required</text:p>
            <text:p text:style-name="P253">3. minimum_sample_volume: required</text:p>
          </table:table-cell>
        </table:table-row>
      </table:table>
      <text:p text:style-name="P205"/>
      <text:p text:style-name="P206"/>
      <text:p text:style-name="P205"/>
      <text:p text:style-name="P29">A9. Sample <text:span text:style-name="T113">&lt; SampleContainer</text:span>:</text:p>
      <text:p text:style-name="P120"><text:tab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51">Concerns</text:p>
          </table:table-cell>
          <table:table-cell table:style-name="Table6.B1" office:value-type="string">
            <text:p text:style-name="P252">Attributes</text:p>
          </table:table-cell>
        </table:table-row>
        <table:table-row>
          <table:table-cell table:style-name="Table6.A2" office:value-type="string">
            <text:p text:style-name="P171"><text:span text:style-name="T112">=&gt; </text:span>include BarCode Concern</text:p>
            <text:p text:style-name="P203"><text:span text:style-name="T31">=&gt; </text:span><text:span text:style-name="T29">include Locatable Concern</text:span></text:p>
            <text:p text:style-name="P203"><text:span text:style-name="T31">=&gt; </text:span><text:span text:style-name="T29">include CreatorConcern</text:span></text:p>
            <text:p text:style-name="P221"><text:span text:style-name="T29">=</text:span><text:span text:style-name="T11">&gt; include ProcessConcern</text:span></text:p>
            <text:p text:style-name="P204"><text:span text:style-name="T29">=</text:span><text:span text:style-name="T11">&gt; include DelegateConcern</text:span></text:p>
            <text:p text:style-name="P204"><text:span text:style-name="T11">{</text:span></text:p>
            <text:p text:style-name="P204"><text:span text:style-name="T11"><text:s text:c="3"/>collection_agent_id</text:span></text:p>
            <text:p text:style-name="P204"><text:span text:style-name="T11">}</text:span></text:p>
            <text:p text:style-name="P204"><text:span text:style-name="T11">=&gt; include RelativesConcern</text:span></text:p>
            <text:p text:style-name="P204"><text:span text:style-name="T11">{</text:span></text:p>
            <text:p text:style-name="P204"><text:span text:style-name="T11"><text:s text:c="4"/>patient_id</text:span></text:p>
            <text:p text:style-name="P204"><text:span text:style-name="T11"><text:s text:c="4"/>sample_collection_object_id</text:span></text:p>
            <text:p text:style-name="P204"><text:span text:style-name="T11"><text:s text:c="4"/>investigation_ids_array</text:span></text:p>
            <text:p text:style-name="P204"><text:span text:style-name="T11"><text:s text:c="4"/>investigation_bundle_id</text:span></text:p>
            <text:p text:style-name="P204"><text:span text:style-name="T11"><text:s text:c="4"/>step_ids_array</text:span></text:p>
            <text:p text:style-name="P204"><text:span text:style-name="T11">}</text:span></text:p>
          </table:table-cell>
          <table:table-cell table:style-name="Table6.B2" office:value-type="string">
            <text:p text:style-name="P254"/>
          </table:table-cell>
        </table:table-row>
      </table:table>
      <text:p text:style-name="P119"/>
      <text:p text:style-name="P184">Methods/Callbacks:</text:p>
      <text:p text:style-name="P119"/>
      <table:table table:name="Table13" table:style-name="Table13">
        <table:table-column table:style-name="Table13.A" table:number-columns-repeated="2"/>
        <table:table-row>
          <table:table-cell table:style-name="Table13.A1" office:value-type="string">
            <text:p text:style-name="P283">Method/Callback</text:p>
          </table:table-cell>
          <table:table-cell table:style-name="Table13.B1" office:value-type="string">
            <text:p text:style-name="P283">Description</text:p>
          </table:table-cell>
        </table:table-row>
        <table:table-row>
          <table:table-cell table:style-name="Table13.A2" office:value-type="string">
            <text:p text:style-name="P283">before_create</text:p>
          </table:table-cell>
          <table:table-cell table:style-name="Table13.B2" office:value-type="string">
            <text:p text:style-name="P283">This Sample <text:span text:style-name="T156">has a</text:span> process.</text:p>
            <text:p text:style-name="P283">It has a set of steps.</text:p>
            <text:p text:style-name="P283">Each step has to consist of a location with a macine/station =&gt; [investigation_ids, <text:span text:style-name="T157">or better still a common sop should be derived here, or a seperate sop id for each of the steps.</text:span>]</text:p>
            <text:p text:style-name="P284">this grouping should be done based on the fact that investigation ids, are built from Test objects which should already have this set.</text:p>
            <text:p text:style-name="P285">Prepend sample_accession checking as well.</text:p>
            <text:p text:style-name="P283">It should also have a description.</text:p>
          </table:table-cell>
        </table:table-row>
      </table:table>
      <text:p text:style-name="P119"/>
      <text:p text:style-name="P119"/>
      <text:p text:style-name="P119"/>
      <text:p text:style-name="P198"><text:soft-page-break/><text:span text:style-name="T3">A10. StandardOperatingProcedure</text:span></text:p>
      <text:p text:style-name="P198"><text:span text:style-name="T3"/></text:p>
      <table:table table:name="Table9" table:style-name="Table9">
        <table:table-column table:style-name="Table9.A" table:number-columns-repeated="2"/>
        <table:table-row>
          <table:table-cell table:style-name="Table9.A1" office:value-type="string">
            <text:p text:style-name="P273">Concerns</text:p>
          </table:table-cell>
          <table:table-cell table:style-name="Table9.B1" office:value-type="string">
            <text:p text:style-name="P273">Attributes</text:p>
          </table:table-cell>
        </table:table-row>
        <table:table-row>
          <table:table-cell table:style-name="Table9.A2" office:value-type="string">
            <text:p text:style-name="P199"><text:span text:style-name="T70">include BarCodeConcern</text:span></text:p>
            <text:p text:style-name="P199"><text:span text:style-name="T71">include LocatableConcern</text:span></text:p>
            <text:p text:style-name="P199"><text:span text:style-name="T75">include CreatorConcern</text:span></text:p>
            <text:p text:style-name="P199"><text:span text:style-name="T111">include ProcessConcern</text:span></text:p>
            <text:p text:style-name="P219">[the process itself has the ids of the steps.]</text:p>
            <text:p text:style-name="P212">include RelativesConcern{</text:p>
            <text:p text:style-name="P210"><text:span text:style-name="T137">1</text:span>. ids of users who have approved this procedure.</text:p>
            <text:p text:style-name="P212">}</text:p>
          </table:table-cell>
          <table:table-cell table:style-name="Table9.B2" office:value-type="string">
            <text:p text:style-name="P211"><text:span text:style-name="T132">1</text:span>. name of sop.</text:p>
            <text:p text:style-name="P217">2. description of sop.</text:p>
          </table:table-cell>
        </table:table-row>
      </table:table>
      <text:p text:style-name="P217"/>
      <text:p text:style-name="P185">Methods/Callbacks:</text:p>
      <text:p text:style-name="P215"/>
      <table:table table:name="Table10" table:style-name="Table10">
        <table:table-column table:style-name="Table10.A" table:number-columns-repeated="2"/>
        <table:table-row>
          <table:table-cell table:style-name="Table10.A1" office:value-type="string">
            <text:p text:style-name="P274">Method Name/ Callback</text:p>
          </table:table-cell>
          <table:table-cell table:style-name="Table10.B1" office:value-type="string">
            <text:p text:style-name="P274">Description</text:p>
          </table:table-cell>
        </table:table-row>
        <table:table-row>
          <table:table-cell table:style-name="Table10.A2" office:value-type="string">
            <text:p text:style-name="Table_20_Contents"/>
          </table:table-cell>
          <table:table-cell table:style-name="Table10.B2" office:value-type="string">
            <text:p text:style-name="Table_20_Contents"/>
          </table:table-cell>
        </table:table-row>
      </table:table>
      <text:p text:style-name="P215"/>
      <text:p text:style-name="P215"/>
      <text:p text:style-name="P186">WEBUI/ IOS/ ANDROID :</text:p>
      <text:p text:style-name="P216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275">Link Location : Text</text:p>
          </table:table-cell>
          <table:table-cell table:style-name="Table11.A1" office:value-type="string">
            <text:p text:style-name="P275">Method =&gt; Route =&gt; Parameters</text:p>
          </table:table-cell>
          <table:table-cell table:style-name="Table11.A1" office:value-type="string">
            <text:p text:style-name="P275">Controller Action Description</text:p>
          </table:table-cell>
          <table:table-cell table:style-name="Table11.D1" office:value-type="string">
            <text:p text:style-name="P275">Response</text:p>
          </table:table-cell>
        </table:table-row>
        <table:table-row>
          <table:table-cell table:style-name="Table11.A2" office:value-type="string">
            <text:p text:style-name="P275">SideBar : “SOP's”</text:p>
          </table:table-cell>
          <table:table-cell table:style-name="Table11.A2" office:value-type="string">
            <text:p text:style-name="P275">GET =&gt; /standard_operating_procedures/index =&gt; {}</text:p>
          </table:table-cell>
          <table:table-cell table:style-name="Table11.A2" office:value-type="string">
            <text:p text:style-name="P276">Parameters permitted include:</text:p>
            <text:p text:style-name="P276">filter by name, date, name of creating user, search query on SOP description. <text:span text:style-name="T133">Give options <text:s/>in views to search only SOP's created by or signed on by present user.</text:span></text:p>
          </table:table-cell>
          <table:table-cell table:style-name="Table11.D2" office:value-type="string">
            <text:p text:style-name="P277">See Object List Definition.</text:p>
          </table:table-cell>
        </table:table-row>
        <table:table-row>
          <table:table-cell table:style-name="Table11.A2" office:value-type="string">
            <text:p text:style-name="P277">“Details” *</text:p>
          </table:table-cell>
          <table:table-cell table:style-name="Table11.A2" office:value-type="string">
            <text:p text:style-name="P277">GET =&gt; /standard_operating_procedure/:id =&gt; {}</text:p>
          </table:table-cell>
          <table:table-cell table:style-name="Table11.A2" office:value-type="string">
            <text:p text:style-name="Table_20_Contents"/>
          </table:table-cell>
          <table:table-cell table:style-name="Table11.D2" office:value-type="string">
            <text:p text:style-name="P278">See Object definition.</text:p>
          </table:table-cell>
        </table:table-row>
        <table:table-row>
          <table:table-cell table:style-name="Table11.A2" office:value-type="string">
            <text:p text:style-name="Table_20_Contents">“<text:span text:style-name="T134">Edit</text:span>” *</text:p>
          </table:table-cell>
          <table:table-cell table:style-name="Table11.A2" office:value-type="string">
            <text:p text:style-name="P278">GET </text:p>
            <text:p text:style-name="P278">/standard_operating_procedure/:id =&gt; {}</text:p>
          </table:table-cell>
          <table:table-cell table:style-name="Table11.A2" office:value-type="string">
            <text:p text:style-name="P279">Show a form to edit <text:span text:style-name="T135">this object.</text:span></text:p>
          </table:table-cell>
          <table:table-cell table:style-name="Table11.D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>“<text:span text:style-name="T134">Delete</text:span>” *</text:p>
          </table:table-cell>
          <table:table-cell table:style-name="Table11.A2" office:value-type="string">
            <text:p text:style-name="P278">DELETE =&gt; /standard_operating_procedure/:id =&gt; {}</text:p>
          </table:table-cell>
          <table:table-cell table:style-name="Table11.A2" office:value-type="string">
            <text:p text:style-name="P278">Allow delete only if user is creator.</text:p>
          </table:table-cell>
          <table:table-cell table:style-name="Table11.D2" office:value-type="string">
            <text:p text:style-name="P278">STANDARD HTTP RESPONSE.</text:p>
          </table:table-cell>
        </table:table-row>
        <table:table-row>
          <table:table-cell table:style-name="Table11.A2" office:value-type="string">
            <text:p text:style-name="Table_20_Contents">“<text:span text:style-name="T155">Create New SOP” **</text:span></text:p>
          </table:table-cell>
          <table:table-cell table:style-name="Table11.A2" office:value-type="string">
            <text:p text:style-name="P281">POST =&gt; /standard_operating_procedures =&gt; </text:p>
            <text:p text:style-name="P281">{</text:p>
            <text:p text:style-name="P281"><text:s text:c="9"/>name,</text:p>
            <text:p text:style-name="P281"><text:s text:c="9"/>description</text:p>
            <text:p text:style-name="P281">}</text:p>
          </table:table-cell>
          <table:table-cell table:style-name="Table11.A2" office:value-type="string">
            <text:p text:style-name="P278"/>
          </table:table-cell>
          <table:table-cell table:style-name="Table11.D2" office:value-type="string">
            <text:p text:style-name="P278"/>
          </table:table-cell>
        </table:table-row>
      </table:table>
      <text:p text:style-name="P216"><text:soft-page-break/></text:p>
      <text:p text:style-name="P216"/>
      <text:p text:style-name="P214"/>
      <text:p text:style-name="P28">A11. Step</text:p>
      <text:p text:style-name="P123"/>
      <table:table table:name="Table12" table:style-name="Table12">
        <table:table-column table:style-name="Table12.A" table:number-columns-repeated="2"/>
        <table:table-row>
          <table:table-cell table:style-name="Table12.A1" office:value-type="string">
            <text:p text:style-name="P280">Concerns</text:p>
          </table:table-cell>
          <table:table-cell table:style-name="Table12.B1" office:value-type="string">
            <text:p text:style-name="P280">Attributes</text:p>
          </table:table-cell>
        </table:table-row>
        <table:table-row table:style-name="Table12.2">
          <table:table-cell table:style-name="Table12.A2" office:value-type="string">
            <text:p text:style-name="P213">include LocatableConcern</text:p>
            <text:p text:style-name="P218">include MediaConcern</text:p>
            <text:p text:style-name="P173">include BarCodeConcern</text:p>
            <text:p text:style-name="P172"><text:span text:style-name="T76">include CreatorConcern</text:span></text:p>
            <text:p text:style-name="P174">include ChildConcern</text:p>
            <text:p text:style-name="P176">include VersionConcern</text:p>
          </table:table-cell>
          <table:table-cell table:style-name="Table12.B2" office:value-type="string">
            <text:p text:style-name="Table_20_Contents"/>
          </table:table-cell>
        </table:table-row>
      </table:table>
      <text:p text:style-name="P123"><text:span text:style-name="T32"><text:tab/></text:span></text:p>
      <text:p text:style-name="P119"/>
      <text:p text:style-name="P27">A12. Schedule</text:p>
      <text:p text:style-name="P12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2">Concerns</text:p>
          </table:table-cell>
          <table:table-cell table:style-name="Table2.B1" office:value-type="string">
            <text:p text:style-name="P132">Attributes</text:p>
          </table:table-cell>
        </table:table-row>
        <table:table-row>
          <table:table-cell table:style-name="Table2.A2" office:value-type="string">
            <text:p text:style-name="P132">Include LocatableConcern</text:p>
            <text:p text:style-name="P132">include TimeStampsConcern</text:p>
            <text:p text:style-name="P132">include CreatorConcern</text:p>
            <text:p text:style-name="P262">include DelegateConcern</text:p>
            <text:p text:style-name="P263">{</text:p>
            <text:p text:style-name="P263"><text:s text:c="2"/>staff_id</text:p>
            <text:p text:style-name="P263">}</text:p>
            <text:p text:style-name="P247">include Relativ<text:span text:style-name="T82">es</text:span>Concern</text:p>
            <text:p text:style-name="P248">{</text:p>
            <text:p text:style-name="P248"><text:s text:c="3"/>sample_container_id:</text:p>
            <text:p text:style-name="P248"><text:s text:c="3"/><text:span text:style-name="T109">patient_id:</text:span></text:p>
            <text:p text:style-name="P248">}</text:p>
          </table:table-cell>
          <table:table-cell table:style-name="Table2.B2" office:value-type="string">
            <text:p text:style-name="P179"><text:span text:style-name="T5">1</text:span><text:span text:style-name="T3">.</text:span><text:span text:style-name="T11"> description : a description of the schedule.</text:span></text:p>
            <text:p text:style-name="P180"><text:span text:style-name="T11">2. </text:span><text:span text:style-name="T30">state : free/booked</text:span></text:p>
          </table:table-cell>
        </table:table-row>
      </table:table>
      <text:p text:style-name="P83"/>
      <text:p text:style-name="P32">Methods and Callbacks:</text:p>
      <text:p text:style-name="P3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55">Method/Callback</text:p>
          </table:table-cell>
          <table:table-cell table:style-name="Table3.B1" office:value-type="string">
            <text:p text:style-name="P255">Description</text:p>
          </table:table-cell>
        </table:table-row>
        <table:table-row>
          <table:table-cell table:style-name="Table3.A2" office:value-type="string">
            <text:p text:style-name="P189"><text:span text:style-name="T6">set_next_and_prev_schedules</text:span>: callback : <text:span text:style-name="T7">after_create/destroy</text:span></text:p>
          </table:table-cell>
          <table:table-cell table:style-name="Table3.B2" office:value-type="string">
            <text:p text:style-name="P142">1.</text:p>
            <text:p text:style-name="P142"><text:s text:c="3"/><text:span text:style-name="T89">## first search for a schedule that ends before this schedule starts</text:span></text:p>
            <text:p text:style-name="P142"><text:s text:c="3"/><text:span text:style-name="T89">## if found then create a new schedule from the end of that schedule till the beginning of this schedule.</text:span></text:p>
            <text:p text:style-name="P142"><text:s text:c="3"/><text:span text:style-name="T94">Make class methods for both of the below : i.e find_prev_schedule and find_next_schedule.</text:span></text:p>
            <text:p text:style-name="P142">---</text:p>
            <text:p text:style-name="P140"><text:s text:c="3"/>if prev_schedule = (end_time &lt; start_time of curr_schedule)</text:p>
            <text:p text:style-name="P142"/>
            <text:p text:style-name="P142"><text:s text:c="13"/><text:span text:style-name="T89">create_new_schedule(start_time : prev_schedule.end_time, end_time : curr_schedule.start_time, description: free, location: prev_schedule.location, delegate : prev_schedule.delegate)</text:span></text:p>
            <text:p text:style-name="P143"><text:s text:c="3"/></text:p>
            <text:p text:style-name="P141"><text:s text:c="3"/>## search for a schedule (parent like) which starts before this schedule, but ends after this schedule. Sort by the start_time descending, so that we get the parent schedule which started closest to this one, and create a new schedule that starts when the previous schedule starts, and ends when the current <text:soft-page-break/>schedule starts.</text:p>
            <text:p text:style-name="P143"/>
            <text:p text:style-name="P140"><text:s text:c="3"/>elsif prev_schedule = (end_time &gt; curr_schedule.end_time, start_time &lt; curr_schedule.start_time).sort_by(start_time : descending)</text:p>
            <text:p text:style-name="P142"/>
            <text:p text:style-name="P142"><text:s text:c="12"/><text:span text:style-name="T89">create_new_schedule(start_time : prev_schedule.start_time, end_time : curr_schedule.start_time, description: free, location: prev_schedule.location, delegate : prev_schedule.delegate)</text:span></text:p>
            <text:p text:style-name="P142"/>
            <text:p text:style-name="P140"><text:s text:c="3"/>end</text:p>
            <text:p text:style-name="P207"/>
            <text:p text:style-name="P208">These newer schedules have to be created for the delegate <text:span text:style-name="T86">of self.</text:span></text:p>
            <text:p text:style-name="P208"/>
            <text:p text:style-name="P190">Make this entire callback conditional by specifiying an attribute accessor which can be checked to decide if this callback should be run. Default is true.</text:p>
            <text:p text:style-name="P190"/>
            <text:p text:style-name="P191">After this notify delegate and all related user objects about the new object, whether it is deleted or created.</text:p>
            <text:p text:style-name="P191"/>
            <text:p text:style-name="P195">Update all related objects, other than user objects with this schedule<text:span text:style-name="T108">'</text:span>s id.</text:p>
          </table:table-cell>
        </table:table-row>
        <table:table-row>
          <table:table-cell table:style-name="Table3.A2" office:value-type="string">
            <text:p text:style-name="P233">delay_<text:span text:style-name="T87">next_schedule:</text:span></text:p>
            <text:p text:style-name="P235">callback: <text:span text:style-name="T8">before_update</text:span></text:p>
          </table:table-cell>
          <table:table-cell table:style-name="Table3.B2" office:value-type="string">
            <text:p text:style-name="P231">## if the end time has changed.</text:p>
            <text:p text:style-name="P224">if end_time_changed?</text:p>
            <text:p text:style-name="P225"><text:s text:c="4"/><text:span text:style-name="T87">N = Get next schedule (using same class method defined in earlier callback)</text:span></text:p>
            <text:p text:style-name="P226"><text:s text:c="4"/><text:span text:style-name="T95">delay = new_end_time - prev_end_time</text:span> <text:s text:c="3"/></text:p>
            <text:p text:style-name="P226"><text:span text:style-name="T95"><text:s text:c="4"/>if n.is_free</text:span></text:p>
            <text:p text:style-name="P228"><text:s text:c="10"/><text:span text:style-name="T95">if the delay is -ve, then add it to the start_time, so that the duration of the free schedule increases, its start time becoming less.</text:span></text:p>
            <text:p text:style-name="P228"><text:span text:style-name="T95"><text:s text:c="10"/>end </text:span></text:p>
            <text:p text:style-name="P227"><text:s text:c="10"/><text:span text:style-name="T95">if delay is +ve, </text:span></text:p>
            <text:p text:style-name="P227"><text:s text:c="16"/><text:span text:style-name="T97">if the delay is greater than the duration of the N, then make N booked, and advance its end_time by delay – N.duration. </text:span></text:p>
            <text:p text:style-name="P227"><text:s text:c="16"/><text:span text:style-name="T97">end</text:span></text:p>
            <text:p text:style-name="P227"><text:s text:c="16"/><text:span text:style-name="T97">if the delay is less than the duration of N, then add the delay to the start time of N.</text:span></text:p>
            <text:p text:style-name="P229"><text:s text:c="18"/></text:p>
            <text:p text:style-name="P229"><text:span text:style-name="T97"><text:s text:c="16"/>end</text:span></text:p>
            <text:p text:style-name="P227"><text:s text:c="10"/><text:span text:style-name="T96">end</text:span></text:p>
            <text:p text:style-name="P226"><text:span text:style-name="T95"><text:s text:c="4"/>else</text:span> <text:s text:c="3"/></text:p>
            <text:p text:style-name="P226"><text:span text:style-name="T88"><text:s text:c="10"/>if delay is -ve</text:span></text:p>
            <text:p text:style-name="P226"><text:s text:c="20"/><text:span text:style-name="T97">send_notification to the related objects of N, asking if start time can be advanced. Subsequent to such notification if </text:span></text:p>
            <text:p text:style-name="P226"><text:s text:c="10"/><text:span text:style-name="T96">if delay is +ve</text:span></text:p>
            <text:p text:style-name="P226"><text:s text:c="19"/><text:span text:style-name="T97">add to delay to start_time</text:span></text:p>
            <text:p text:style-name="P226"><text:s text:c="19"/><text:span text:style-name="T97">add delay to end_time</text:span></text:p>
            <text:p text:style-name="P224"><text:s text:c="4"/><text:span text:style-name="T95">end</text:span></text:p>
            <text:p text:style-name="P224"><text:s text:c="4"/><text:span text:style-name="T95">Update n</text:span></text:p>
            <text:p text:style-name="P224">end</text:p>
            <text:p text:style-name="P230"/>
          </table:table-cell>
        </table:table-row>
        <table:table-row>
          <table:table-cell table:style-name="Table3.A2" office:value-type="string">
            <text:p text:style-name="P232">notify_users:</text:p>
            <text:p text:style-name="P234">callback : <text:span text:style-name="T10">after_update/creat</text:span><text:soft-page-break/><text:span text:style-name="T10">e/destroy</text:span></text:p>
          </table:table-cell>
          <table:table-cell table:style-name="Table3.B2" office:value-type="string">
            <text:p text:style-name="P232">-&gt; cycle through delegate and related objects.</text:p>
            <text:p text:style-name="P232">-&gt; if any of them has email/mobile/device id.</text:p>
            <text:p text:style-name="P232">-&gt; send notification <text:span text:style-name="T98">with link to schedule, with subject/notification line: </text:span><text:soft-page-break/><text:span text:style-name="T98">change in time/delegate location.</text:span></text:p>
          </table:table-cell>
        </table:table-row>
        <table:table-row>
          <table:table-cell table:style-name="Table3.A2" office:value-type="string">
            <text:p text:style-name="P256">check_not_already_booked:</text:p>
            <text:p text:style-name="P256">callback:</text:p>
            <text:p text:style-name="P244">before_create/before_update : </text:p>
          </table:table-cell>
          <table:table-cell table:style-name="Table3.B2" office:value-type="string">
            <text:p text:style-name="P236">-<text:span text:style-name="T119">&gt;</text:span>Before creating any schedule check that the slot is not already booked, or that a<text:span text:style-name="T100">ny</text:span> slot that starts before the provided slot and ends after it is not already booked.</text:p>
            <text:p text:style-name="P236"/>
          </table:table-cell>
        </table:table-row>
        <table:table-row>
          <table:table-cell table:style-name="Table3.A2" office:value-type="string">
            <text:p text:style-name="P257">add_unique_ids:</text:p>
            <text:p text:style-name="P257">callback:</text:p>
            <text:p text:style-name="P245">before_create/before_update</text:p>
          </table:table-cell>
          <table:table-cell table:style-name="Table3.B2" office:value-type="string">
            <text:p text:style-name="P258">Ensure that <text:span text:style-name="T120">the sample_collection_id is added into the unique_ids</text:span></text:p>
          </table:table-cell>
        </table:table-row>
        <table:table-row>
          <table:table-cell table:style-name="Table3.A2" office:value-type="string">
            <text:p text:style-name="P257">add_relative_ids:</text:p>
            <text:p text:style-name="P257">callback:</text:p>
            <text:p text:style-name="P245">before_create/before_update</text:p>
          </table:table-cell>
          <table:table-cell table:style-name="Table3.B2" office:value-type="string">
            <text:p text:style-name="P259">Ensure that the patient_id and sample_collection_id are added as relatives.</text:p>
          </table:table-cell>
        </table:table-row>
      </table:table>
      <text:p text:style-name="P32"/>
      <text:p text:style-name="P30"/>
      <text:p text:style-name="P30">Controller <text:span text:style-name="T114">Methods</text:span></text:p>
      <text:p text:style-name="P12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1"/>
          </table:table-cell>
          <table:table-cell table:style-name="Table1.B1" office:value-type="string">
            <text:p text:style-name="P133">Description</text:p>
          </table:table-cell>
        </table:table-row>
        <table:table-row>
          <table:table-cell table:style-name="Table1.A2" office:value-type="string">
            <text:p text:style-name="P133">Index:</text:p>
          </table:table-cell>
          <table:table-cell table:style-name="Table1.B2" office:value-type="string">
            <text:p text:style-name="P135">Default query : {</text:p>
            <text:p text:style-name="P134"><text:s text:c="3"/><text:span text:style-name="T90">delegate_id : @resource.id</text:span></text:p>
            <text:p text:style-name="P135">},</text:p>
            <text:p text:style-name="P134"/>
            <text:p text:style-name="P243">Query for finding slots:</text:p>
            <text:p text:style-name="P135"/>
            <text:p text:style-name="P138">First load all agent details -&gt; including rating details.</text:p>
            <text:p text:style-name="P135"/>
            <text:p text:style-name="P136">{</text:p>
            <text:p text:style-name="P136"><text:s text:c="3"/>start_time : &gt;= provided start time,</text:p>
            <text:p text:style-name="P136"><text:s text:c="3"/>end_time : &lt;= provided end time,</text:p>
            <text:p text:style-name="P136"><text:s text:c="3"/>duration : (location – provided_location)*avg time/km in mins,</text:p>
            <text:p text:style-name="P136"><text:s text:c="3"/><text:span text:style-name="T93">date_range : next 10 days (default), or provided date range.</text:span></text:p>
            <text:p text:style-name="P136">}</text:p>
            <text:p text:style-name="P136"/>
            <text:p text:style-name="P136"><text:span text:style-name="T125">S</text:span>how the slot with the addendum<text:span text:style-name="T92">(transit time.)</text:span> , followed by option for user to select any time <text:span text:style-name="T91">in that duration.</text:span></text:p>
            <text:p text:style-name="P136"/>
            <text:p text:style-name="P137">The results are to be :</text:p>
            <text:p text:style-name="P137">aggregate by date -&gt; subaggregate by time -&gt; subaggregate by agent.</text:p>
            <text:p text:style-name="P137"/>
            <text:p text:style-name="P139">Update the agent details in t<text:span text:style-name="T102">he</text:span> result to reflect their ratings, and a link to their reviews, <text:span text:style-name="T99">and also link to their photo.</text:span></text:p>
            <text:p text:style-name="P134"/>
          </table:table-cell>
        </table:table-row>
      </table:table>
      <text:p text:style-name="P192"><text:tab/></text:p>
      <text:p text:style-name="P181"><text:span text:style-name="T121">WEBUI/ ANDROID/ IOS Actions</text:span>:</text:p>
      <text:p text:style-name="P169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260">Link location : text</text:p>
          </table:table-cell>
          <table:table-cell table:style-name="Table8.A1" office:value-type="string">
            <text:p text:style-name="P260"><text:span text:style-name="T123">Method =&gt; </text:span>Route <text:span text:style-name="T122">=&gt;</text:span> paramters </text:p>
          </table:table-cell>
          <table:table-cell table:style-name="Table8.A1" office:value-type="string">
            <text:p text:style-name="P260">Controller Details</text:p>
          </table:table-cell>
          <table:table-cell table:style-name="Table8.D1" office:value-type="string">
            <text:p text:style-name="P260">Response</text:p>
          </table:table-cell>
        </table:table-row>
        <table:table-row>
          <table:table-cell table:style-name="Table8.A2" office:value-type="string">
            <text:p text:style-name="P261">Navbar : <text:soft-page-break/>“Appointments”</text:p>
          </table:table-cell>
          <table:table-cell table:style-name="Table8.A2" office:value-type="string">
            <text:p text:style-name="P261"><text:span text:style-name="T124">GET =&gt; </text:span>/schedule/index =&gt; {}</text:p>
            <text:p text:style-name="P261"><text:soft-page-break/></text:p>
            <text:p text:style-name="P261"/>
          </table:table-cell>
          <table:table-cell table:style-name="Table8.A2" office:value-type="string">
            <text:p text:style-name="P265">Use default query <text:soft-page-break/>described in Controller desc above</text:p>
          </table:table-cell>
          <table:table-cell table:style-name="Table8.D2" office:value-type="string">
            <text:p text:style-name="P265">See Object <text:soft-page-break/>Description <text:span text:style-name="T127">[Short]</text:span></text:p>
          </table:table-cell>
        </table:table-row>
        <table:table-row>
          <table:table-cell table:style-name="Table8.A2" office:value-type="string">
            <text:p text:style-name="P261">For each appointment : “Details”</text:p>
          </table:table-cell>
          <table:table-cell table:style-name="Table8.A2" office:value-type="string">
            <text:p text:style-name="Table_20_Contents"><text:span text:style-name="T124">GET =&gt; </text:span>/<text:span text:style-name="T122">schedule/show/:id =&gt; {}</text:span></text:p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P265">See Object Description <text:span text:style-name="T127">[Long]</text:span></text:p>
          </table:table-cell>
        </table:table-row>
        <table:table-row>
          <table:table-cell table:style-name="Table8.A2" office:value-type="string">
            <text:p text:style-name="P261">For each appointment :</text:p>
            <text:p text:style-name="P261">“Reschedule Appointment <text:span text:style-name="T128">to another slot</text:span>”</text:p>
            <text:p text:style-name="P272">AND</text:p>
            <text:p text:style-name="P272">on /sample_collection/:id (show) page use same controller.</text:p>
          </table:table-cell>
          <table:table-cell table:style-name="Table8.A2" office:value-type="string">
            <text:p text:style-name="Table_20_Contents"><text:span text:style-name="T124">GET =&gt; </text:span>/<text:span text:style-name="T122">schedule/index =&gt; {start_time, end_time, date_range}</text:span></text:p>
          </table:table-cell>
          <table:table-cell table:style-name="Table8.A2" office:value-type="string">
            <text:p text:style-name="P264">Ref index slot query in Controller description above.</text:p>
            <text:p text:style-name="P264"/>
            <text:p text:style-name="P265">If user chooses a new schedule, show option to first delete earlier schedule if it exists, after that is deleted, then he can create new schedule</text:p>
          </table:table-cell>
          <table:table-cell table:style-name="Table8.D2" office:value-type="string">
            <text:p text:style-name="P267">See subaggregation display in index action.</text:p>
          </table:table-cell>
        </table:table-row>
        <table:table-row>
          <table:table-cell table:style-name="Table8.A2" office:value-type="string">
            <text:p text:style-name="P261">For each appointment :</text:p>
            <text:p text:style-name="P261">“Cancel Appointment”</text:p>
          </table:table-cell>
          <table:table-cell table:style-name="Table8.A2" office:value-type="string">
            <text:p text:style-name="Table_20_Contents"><text:span text:style-name="T124">DELETE =&gt; </text:span>/<text:span text:style-name="T122">schedule/destroy/:id =&gt; {}</text:span></text:p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P265">Standard http delete response code if ok, otherwise object with error in errors hash.</text:p>
            <text:p text:style-name="P266">Eg :{<text:span text:style-name="T127">object</text:span> =&gt; <text:span text:style-name="T126">{object}</text:span>, errors =&gt; {}}</text:p>
          </table:table-cell>
        </table:table-row>
        <table:table-row table:style-name="Table8.6">
          <table:table-cell table:style-name="Table8.A2" office:value-type="string">
            <text:p text:style-name="P269">Inside Reschdule Appointment:</text:p>
            <text:p text:style-name="P268">Should appear near all available other schedules</text:p>
            <text:p text:style-name="P268">“<text:span text:style-name="T128">Create New Appointment</text:span>”</text:p>
          </table:table-cell>
          <table:table-cell table:style-name="Table8.A2" office:value-type="string">
            <text:p text:style-name="P270">POST =&gt; /schedules =&gt; </text:p>
            <text:p text:style-name="P270">{</text:p>
            <text:p text:style-name="P270"><text:s text:c="4"/><text:span text:style-name="T129">collection_agent_id(as delegate)</text:span></text:p>
            <text:p text:style-name="P270"><text:s text:c="4"/><text:span text:style-name="T129">patient_id (relative)</text:span></text:p>
            <text:p text:style-name="P270"><text:s text:c="4"/><text:span text:style-name="T130">start_time</text:span></text:p>
            <text:p text:style-name="P270"><text:s text:c="4"/><text:span text:style-name="T130">end_time</text:span></text:p>
            <text:p text:style-name="P270"><text:s text:c="4"/><text:span text:style-name="T130">location</text:span></text:p>
            <text:p text:style-name="P270"><text:s text:c="4"/><text:span text:style-name="T131">description</text:span></text:p>
            <text:p text:style-name="P270"><text:s text:c="4"/><text:span text:style-name="T131">sample_collection_id(relative)</text:span></text:p>
            <text:p text:style-name="P270">}</text:p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P271">Standard http create response.</text:p>
          </table:table-cell>
        </table:table-row>
      </table:table>
      <text:p text:style-name="P169"/>
      <text:p text:style-name="P169"/>
      <text:p text:style-name="P193"/>
      <text:p text:style-name="P31">A13. Rating</text:p>
      <text:p text:style-name="P129">include RatingConcern</text:p>
      <text:p text:style-name="P119"/>
      <text:p text:style-name="P119"/>
      <text:p text:style-name="P187">A14.<text:span text:style-name="T35">Locat</text:span><text:span text:style-name="T36">ion</text:span></text:p>
      <text:p text:style-name="P153"><text:tab/><text:span text:style-name="T140">include DelegateConcern</text:span></text:p>
      <text:p text:style-name="P153"><text:span text:style-name="T138"><text:tab/>include LocatableConcern(just adds lat and long)</text:span></text:p>
      <text:p text:style-name="P153"><text:tab/><text:span text:style-name="T139">2.full address as text</text:span></text:p>
      <text:p text:style-name="P153"><text:tab/><text:span text:style-name="T139">3.city</text:span></text:p>
      <text:p text:style-name="P153"><text:tab/><text:span text:style-name="T139">4.state</text:span></text:p>
      <text:p text:style-name="P153"><text:tab/><text:span text:style-name="T139">5.pin code</text:span></text:p>
      <text:p text:style-name="P153"><text:tab/><text:span text:style-name="T139">7.station id</text:span></text:p>
      <text:p text:style-name="P153"><text:soft-page-break/><text:tab/><text:span text:style-name="T139">8.machine id</text:span></text:p>
      <text:p text:style-name="P153">end</text:p>
      <text:p text:style-name="P155"/>
      <text:p text:style-name="P188">Locat<text:span text:style-name="T143">ion</text:span>Controller</text:p>
      <text:p text:style-name="P155"><text:s text:c="10"/>update_location<text:span text:style-name="T141">(delegate id)</text:span></text:p>
      <text:p text:style-name="P155"><text:s text:c="10"/><text:tab/><text:span text:style-name="T141"># find the location object for this object_id</text:span></text:p>
      <text:p text:style-name="P155"><text:tab/><text:span text:style-name="T141"># update it</text:span></text:p>
      <text:p text:style-name="P160"><text:tab/># find the object <text:span text:style-name="T144">and update its location as well.</text:span></text:p>
      <text:p text:style-name="P155"><text:s text:c="10"/>end</text:p>
      <text:p text:style-name="P155"/>
      <text:p text:style-name="P155"><text:s text:c="10"/>locate<text:span text:style-name="T142">(delegate id)</text:span></text:p>
      <text:p text:style-name="P155"><text:tab/><text:span text:style-name="T142"># find the location of the delegate.</text:span></text:p>
      <text:p text:style-name="P155"><text:s text:c="10"/>end</text:p>
      <text:p text:style-name="P155">end</text:p>
      <text:p text:style-name="P119"/>
      <text:p text:style-name="P119"/>
      <text:p text:style-name="P126">B. Controllers:</text:p>
      <text:p text:style-name="P11"/>
      <text:p text:style-name="P11"/>
      <text:p text:style-name="P88"><text:span text:style-name="T40">3</text:span>. <text:span text:style-name="T41">TestsController</text:span></text:p>
      <text:p text:style-name="P88"><text:tab/><text:span text:style-name="T45">Before_create/update/delete callback:</text:span></text:p>
      <text:p text:style-name="P88"><text:tab/><text:tab/><text:span text:style-name="T44">must check that the passed in user_id, is an admin.</text:span></text:p>
      <text:p text:style-name="P88"><text:tab/><text:span text:style-name="T45">End</text:span></text:p>
      <text:p text:style-name="P88"><text:tab/><text:span text:style-name="T42">CRUD functionality, as well as Index.</text:span></text:p>
      <text:p text:style-name="P88"><text:tab/></text:p>
      <text:p text:style-name="P101">4. ApplicationController</text:p>
      <text:p text:style-name="P102"><text:tab/></text:p>
      <text:p text:style-name="P102"><text:tab/><text:span text:style-name="T50">before_filter :set_user</text:span></text:p>
      <text:p text:style-name="P102"><text:tab/></text:p>
      <text:p text:style-name="P102"><text:tab/><text:span text:style-name="T54">## this method ensures that if an admin is doing something on behalf of a user , then initially <text:tab/>the username will be that of the admin(based on the tokens), but then if a username <text:tab/>parameter is also sent in, then that will be that of the user on behalf of which the admin is <text:tab/>acting.</text:span></text:p>
      <text:p text:style-name="P102"/>
      <text:p text:style-name="P102"/>
      <text:p text:style-name="P102"/>
      <text:p text:style-name="P102"/>
      <text:p text:style-name="P106"><text:tab/>def decode_congnito_tokens</text:p>
      <text:p text:style-name="P122"><text:tab/><text:tab/>if params[:cognito_access_token] &amp;&amp; params[:cognito_id_token]</text:p>
      <text:p text:style-name="P103"><text:tab/><text:tab/><text:tab/><text:span text:style-name="T53">@user_info,@username = {..decode tokens..}</text:span></text:p>
      <text:p text:style-name="P122"><text:tab/><text:tab/>end </text:p>
      <text:p text:style-name="P104"><text:tab/><text:tab/><text:span text:style-name="T53">@username = params[:username] if params[:username]</text:span></text:p>
      <text:p text:style-name="P101"><text:tab/><text:span text:style-name="T47">end</text:span></text:p>
      <text:p text:style-name="P101"><text:tab/></text:p>
      <text:p text:style-name="P101"/>
      <text:p text:style-name="P105"><text:tab/>def set_user</text:p>
      <text:p text:style-name="P105"><text:tab/><text:tab/>user_info, username = decode_cognito_tokens</text:p>
      <text:p text:style-name="P106"><text:tab/><text:tab/>@<text:span text:style-name="T57">resource</text:span> = <text:span text:style-name="T49">find the user by the @username if @username</text:span></text:p>
      <text:p text:style-name="P105"><text:tab/>end</text:p>
      <text:p text:style-name="P112">end</text:p>
      <text:p text:style-name="P105"/>
      <text:p text:style-name="P105"><text:span text:style-name="T56">5</text:span>. InvestigationsController <text:span text:style-name="T55">&lt; Shopping::CartItem</text:span></text:p>
      <text:p text:style-name="P108"><text:soft-page-break/><text:tab/></text:p>
      <text:p text:style-name="P44"/>
      <text:p text:style-name="P107"><text:span text:style-name="T56">6</text:span>. InvestigationBundlescontroller <text:span text:style-name="T55">&lt; Shopping::Cart</text:span></text:p>
      <text:p text:style-name="P110"><text:tab/></text:p>
      <text:p text:style-name="P110"><text:tab/><text:span text:style-name="T60">def group_by_time_of_collection</text:span></text:p>
      <text:p text:style-name="P111"><text:tab/><text:tab/><text:span text:style-name="T61">get investigations in this cart and return a hash of samplecollection objects</text:span></text:p>
      <text:p text:style-name="P111"><text:tab/><text:tab/><text:span text:style-name="T61">key =&gt; time period of day when it can be collected.</text:span></text:p>
      <text:p text:style-name="P111"><text:tab/><text:tab/><text:span text:style-name="T61">Value =&gt; sampleCollection Object with array of investigation objects.</text:span></text:p>
      <text:p text:style-name="P111"><text:tab/><text:tab/><text:span text:style-name="T61">Save all the objects thus created, and return the hash.</text:span></text:p>
      <text:p text:style-name="P121"><text:tab/>end</text:p>
      <text:p text:style-name="P222"/>
      <text:p text:style-name="P1"/>
      <text:p text:style-name="P3"><text:span text:style-name="T2">C</text:span>. Event Flow <text:span text:style-name="T2">And Screens</text:span></text:p>
      <text:p text:style-name="P14">1. <text:span text:style-name="T2">Sign Up Process:</text:span></text:p>
      <text:p text:style-name="P33"/>
      <text:p text:style-name="P5"><text:s text:c="4"/>Web:</text:p>
      <text:p text:style-name="P5"><text:tab/>Sign up/ sign in is to be done using the Amazon Cognito Api. Use their js-sdk for this. Sign <text:tab/>Up should be possible using:</text:p>
      <text:p text:style-name="P5"><text:tab/>1.Google Oauth, Facebook Oauth</text:p>
      <text:p text:style-name="P5"><text:tab/>2.Email + password : should send a verification email</text:p>
      <text:p text:style-name="P5"><text:tab/>3.Mobile + password : should send a verification sms otp.</text:p>
      <text:p text:style-name="P5"><text:tab/></text:p>
      <text:p text:style-name="P5"><text:tab/>Amazon provides built in methods for all these requirements.</text:p>
      <text:p text:style-name="P5"><text:tab/>After the javascript sign in process is completed, <text:span text:style-name="T52">provide a dropdown menu with the following options</text:span></text:p>
      <text:p text:style-name="P5"/>
      <text:p text:style-name="P7"><text:tab/><text:span text:style-name="T39">a. Patient </text:span></text:p>
      <text:p text:style-name="P86"><text:tab/>b.Staff </text:p>
      <text:p text:style-name="P86"><text:tab/>c.Doctor</text:p>
      <text:p text:style-name="P5"><text:tab/></text:p>
      <text:p text:style-name="P7"><text:tab/></text:p>
      <text:p text:style-name="P7"><text:tab/>1. Make an AJAX POST REQUEST <text:s/><text:span text:style-name="T38">User</text:span><text:span text:style-name="T3">Controller</text:span><text:span text:style-name="T4">#update</text:span><text:span text:style-name="T11">,</text:span></text:p>
      <text:p text:style-name="P8"><text:span text:style-name="T11"><text:tab/></text:span><text:span text:style-name="T24">params: </text:span></text:p>
      <text:p text:style-name="P67"><text:tab/></text:p>
      <text:p text:style-name="P8"><text:span text:style-name="T24"><text:tab/>a.</text:span><text:span text:style-name="T28">cognito_access_token</text:span><text:span text:style-name="T24"> : </text:span></text:p>
      <text:p text:style-name="P8"><text:span text:style-name="T24"><text:tab/></text:span><text:span text:style-name="T28">b.cognito_id_token:</text:span></text:p>
      <text:p text:style-name="P8"><text:span text:style-name="T24"><text:tab/>b.</text:span><text:span text:style-name="T28">user_</text:span><text:span text:style-name="T24">type: 'patient/doctor/staff'</text:span><text:span text:style-name="T11"><text:tab/></text:span></text:p>
      <text:p text:style-name="P69"><text:tab/></text:p>
      <text:p text:style-name="P5"><text:span text:style-name="T11"><text:tab/></text:span><text:span text:style-name="T24">depending on the type, in the update action create a new Patient/Doctor/Staff Object and <text:tab/>return it.</text:span></text:p>
      <text:p text:style-name="P69"/>
      <text:p text:style-name="P8"><text:span text:style-name="T11"><text:tab/>2. If the user is </text:span><text:span text:style-name="T24">new</text:span></text:p>
      <text:p text:style-name="P67"><text:tab/></text:p>
      <text:p text:style-name="P68"><text:tab/>If he is a “patient” then he gets these options:</text:p>
      <text:p text:style-name="P70"><text:tab/>a. age</text:p>
      <text:p text:style-name="P69"><text:tab/>b. sex</text:p>
      <text:p text:style-name="P69"><text:tab/>c. email/phone : whichever was not provided during sign up.</text:p>
      <text:p text:style-name="P71"><text:tab/></text:p>
      <text:p text:style-name="P84"><text:span text:style-name="T11"><text:tab/></text:span><text:span text:style-name="T24">If the user is a “Staff” then he should get, in addition to the above parameters :<text:tab/></text:span></text:p>
      <text:p text:style-name="P67"><text:tab/>d. Expected Monthly salary in rupees</text:p>
      <text:p text:style-name="P67"><text:tab/>e. role : dropdown -&gt; should be populated from the constant ROLES in the Staff Model.</text:p>
      <text:p text:style-name="P67"><text:tab/></text:p>
      <text:p text:style-name="P67"><text:soft-page-break/><text:tab/>If the user is “Doctor”, then he should get in addition to the above parameters:</text:p>
      <text:p text:style-name="P67"><text:tab/>d. Expected Monthly salary in rupees</text:p>
      <text:p text:style-name="P67"><text:tab/>e. qualificiation : required</text:p>
      <text:p text:style-name="P84"><text:span text:style-name="T24"><text:tab/>f. qualification_certificate_image_url: required.<text:tab/></text:span><text:span text:style-name="T11"><text:tab/></text:span></text:p>
      <text:p text:style-name="P72"/>
      <text:p text:style-name="P6"><text:span text:style-name="T11"><text:tab/>Once the user enters these parameters, </text:span><text:span text:style-name="T12">make another <text:s/></text:span><text:span text:style-name="T11">AJAX POST REQUEST <text:s/><text:tab/></text:span><text:span text:style-name="T22">User</text:span><text:span text:style-name="T3">Controller</text:span><text:span text:style-name="T4">#update,</text:span><text:span text:style-name="T12"> and update these parameters, </text:span><text:span text:style-name="T24">on the object.</text:span></text:p>
      <text:p text:style-name="P73"><text:tab/></text:p>
      <text:p text:style-name="P73"><text:tab/> On successfull update:</text:p>
      <text:p text:style-name="P73"/>
      <text:p text:style-name="P6"><text:span text:style-name="T12"><text:tab/></text:span><text:span text:style-name="T24">The “</text:span><text:span text:style-name="T26">patient”</text:span><text:span text:style-name="T24"> is redirected to the website home page.</text:span></text:p>
      <text:p text:style-name="P75"/>
      <text:p text:style-name="P87"><text:span text:style-name="T23">N.</text:span><text:span text:style-name="T11">B : Please provide required screens for forgot password -&gt; using the Cognito JS api. Also during the sign up process, ensure that username is enforced as the mobile number/</text:span><text:span text:style-name="T25">email</text:span><text:span text:style-name="T11">. i.e only provide a field for the mobile number , email, and password. Auto-assign the username value as the value of the mobile number, and if the mobile number is not provided, then the email.</text:span></text:p>
      <text:p text:style-name="P75"/>
      <text:p text:style-name="P13"><text:span text:style-name="T37">2</text:span>. User creation by admin:</text:p>
      <text:p text:style-name="P76"><text:tab/>The Amazon Cognito api allows for admin to create new users. </text:p>
      <text:p text:style-name="P46"><text:tab/></text:p>
      <text:p text:style-name="P9"><text:span text:style-name="T13"><text:tab/></text:span><text:span text:style-name="T16">If the signed_in_user is an admin, show </text:span></text:p>
      <text:p text:style-name="P46"><text:tab/>Make an Ajax Post request to this AdminController#create_user, with the following required <text:tab/>data:</text:p>
      <text:p text:style-name="P9"><text:span text:style-name="T13"><text:tab/></text:span><text:span text:style-name="T17">1</text:span><text:span text:style-name="T13">. email</text:span></text:p>
      <text:p text:style-name="P9"><text:span text:style-name="T13"><text:tab/></text:span><text:span text:style-name="T17">2</text:span><text:span text:style-name="T13">. mobile</text:span></text:p>
      <text:p text:style-name="P48"><text:tab/>Set the email/mobile confirmed fields are true.</text:p>
      <text:p text:style-name="P12"><text:span text:style-name="T13"><text:tab/></text:span><text:span text:style-name="T17">Auto set the “username” field to “email/mobile” if both provided then mobile, if only one, then that one.</text:span></text:p>
      <text:p text:style-name="P46"><text:tab/>From the controller action , use the 'aws-sdk' gem to make the call to the the amazon api to <text:tab/>create the user.</text:p>
      <text:p text:style-name="P47"><text:tab/></text:p>
      <text:p text:style-name="P10"><text:span text:style-name="T13"><text:tab/>Store this in the database of users, and redirect to the (SCREEN 1) mentioned above, <text:tab/>alongwith the user</text:span><text:span text:style-name="T18">name</text:span><text:span text:style-name="T13"> of the newly created user, </text:span><text:span text:style-name="T19">this should be stored js side, either in localstorage or in the response</text:span><text:span text:style-name="T13">. Follow the flow of that screen, till the <text:tab/>additional user parameters are updated, </text:span><text:span text:style-name="T14">for the newly created user.</text:span></text:p>
      <text:p text:style-name="P50"><text:tab/></text:p>
      <text:p text:style-name="P50"><text:tab/>In the cognito management console, set the format for the message and email to be sent to <text:tab/>the user with his new username and password.</text:p>
      <text:p text:style-name="P49"/>
      <text:p text:style-name="P10"><text:span text:style-name="T15"><text:tab/></text:span><text:span text:style-name="T20">After this the stored username can be sent for all further requests.</text:span></text:p>
      <text:p text:style-name="P51"><text:tab/></text:p>
      <text:p text:style-name="P18"><text:span text:style-name="T33">3. </text:span><text:span text:style-name="T34">Test</text:span></text:p>
      <text:p text:style-name="P74"/>
      <text:p text:style-name="P100"><text:span text:style-name="T27">P</text:span><text:span text:style-name="T11">rovide with create/update/delete + read/index views for this model, if the user is doctor/staff.</text:span></text:p>
      <text:p text:style-name="P34">Provide only read/index views if the user is a patient.</text:p>
      <text:p text:style-name="P36">All actions to be done through the TestsController, by means of ajax requests.</text:p>
      <text:p text:style-name="P34">Alongside each test : add option -&gt; order this test.</text:p>
      <text:p text:style-name="P77"/>
      <text:p text:style-name="P20"><text:span text:style-name="T43">4.</text:span>Investigation</text:p>
      <text:p text:style-name="P35"/>
      <text:p text:style-name="P36">When “order_this_test” is clicked, then a new investigation object is created from the test object.</text:p>
      <text:p text:style-name="P36">This object should be created by means of an ajax post request to the InvestigationsController. It <text:soft-page-break/>should include the entire test_object as a paramter. </text:p>
      <text:p text:style-name="P36">There should be an icon in the top right of the screen , which updates on page load, the number of Investigations added by the user.</text:p>
      <text:p text:style-name="P38">In the success callback of the “order_this_test” request, it should make an ajax request to update the icon information. This will make a call to the InvestigationsController#index action, and just return the number of investigations ordered by the user. These can include past investigations not yet checked out by the user, into a InvestigationBundle.</text:p>
      <text:p text:style-name="P37"/>
      <text:p text:style-name="P38">On clicking on the icon in the top right -&gt; make a call to InvestigationsController#index action , and show all the investigations chosen by the user.</text:p>
      <text:p text:style-name="P38">Here provide actions to remove investigation -&gt; make a call to InvestigationsController#delete.</text:p>
      <text:p text:style-name="P38">Here provide option to “Proceed” -&gt; make a call to InvestigationBundleController#create.</text:p>
      <text:p text:style-name="P38"/>
      <text:p text:style-name="P38"/>
      <text:p text:style-name="P26">5.InvestigationBundle</text:p>
      <text:p text:style-name="P21"/>
      <text:p text:style-name="P39">It should show all the investigations which it contains, alongwith a total price + price of taxes if any.</text:p>
      <text:p text:style-name="P39">It should present the user with two options.</text:p>
      <text:p text:style-name="P40">Pay now <text:span text:style-name="T59">With different payment options like : cash, card, or gateway : clicking on either of these should take him to the requisite payment method, and on successfully completing the payment,</text:span></text:p>
      <text:p text:style-name="P62">or after clicking pay later.</text:p>
      <text:p text:style-name="P62"/>
      <text:p text:style-name="P62">Take user to page <text:span text:style-name="T62">backed by action#location in the InvestigationBundelController</text:span>:</text:p>
      <text:p text:style-name="P62">Here the user should see a form,</text:p>
      <text:p text:style-name="P62"/>
      <text:p text:style-name="P62">Javascript/server side library should determine the closest address of the user</text:p>
      <text:p text:style-name="P62">Android/Iphone should prepopulate the address field as best as possible.</text:p>
      <text:p text:style-name="P63">After getting the address, with latitude and longitue</text:p>
      <text:p text:style-name="P63">Create multiple <text:span text:style-name="T63">sample_</text:span>collection objects with this investigationbundleid, and investigations by calling group_by_time_of_collection.</text:p>
      <text:p text:style-name="P64"/>
      <text:p text:style-name="P40"/>
      <text:p text:style-name="P24">6.SampleCollection</text:p>
      <text:p text:style-name="P64">Now redirect to a page in controller SampleCollectionController#index, passing in additional parameter of the investigationbundle id so that it shows only those sample_collection objects.</text:p>
      <text:p text:style-name="P170"/>
      <text:p text:style-name="P64">There should be standard SampleCollection CRUD actions available to admin users.</text:p>
      <text:p text:style-name="P64">The index action should accept additional query parameters which should be merged into its query. <text:span text:style-name="T64">For example collection agent should be able to search for all sample_collectionobjects that have his id on them.</text:span></text:p>
      <text:p text:style-name="P65">Laboratory staff should be able to do the same.</text:p>
      <text:p text:style-name="P65"/>
      <text:p text:style-name="P82"/>
      <text:p text:style-name="P65"/>
      <text:p text:style-name="P25">7.<text:span text:style-name="T66">SampleContainer</text:span></text:p>
      <text:p text:style-name="P25"/>
      <text:p text:style-name="P66">The samplecontainers are created in the sample_collection object before sample collection.</text:p>
      <text:p text:style-name="P66"/>
      <text:p text:style-name="P66">There should be an endpoint for sample_container to be updated with its bar_id.</text:p>
      <text:p text:style-name="P79"/>
      <text:p text:style-name="P80">Def set_bar_code=(bar_code)</text:p>
      <text:p text:style-name="P80"><text:tab/><text:span text:style-name="T68">## here we have to set all the stations, test processes that this container has to undergo.</text:span></text:p>
      <text:p text:style-name="P80"><text:soft-page-break/>end</text:p>
      <text:p text:style-name="P78"/>
      <text:p text:style-name="P81">Whenever the sample container is updated <text:span text:style-name="T78">it is expected to return its next destination.</text:span></text:p>
      <text:p text:style-name="P81"/>
      <text:p text:style-name="P64"/>
      <text:p text:style-name="P64"/>
      <text:p text:style-name="P114">D. Concerns</text:p>
      <text:p text:style-name="P61">Model Concerns</text:p>
      <text:p text:style-name="P41"/>
      <text:p text:style-name="P95">CreatorConcern</text:p>
      <text:p text:style-name="P96"><text:tab/><text:span text:style-name="T47">include ElasticSearch::Persistence::Model</text:span></text:p>
      <text:p text:style-name="P95"><text:s text:c="11"/>1.<text:span text:style-name="T47"> created_by_user_id.</text:span></text:p>
      <text:p text:style-name="P95"><text:tab/></text:p>
      <text:p text:style-name="P95"><text:s text:c="12"/><text:span text:style-name="T101">def is_creator(user)</text:span></text:p>
      <text:p text:style-name="P95"><text:s text:c="17"/><text:span text:style-name="T101">checks if the passed in user id == the created_by_user_id</text:span></text:p>
      <text:p text:style-name="P95"><text:tab/><text:span text:style-name="T101">end</text:span></text:p>
      <text:p text:style-name="P95"/>
      <text:p text:style-name="P95"><text:tab/><text:span text:style-name="T118">before_destroy do </text:span></text:p>
      <text:p text:style-name="P95"><text:tab/> <text:s text:c="5"/><text:span text:style-name="T118">add_validation_errors unless is_creator(current_user)</text:span></text:p>
      <text:p text:style-name="P95"><text:tab/><text:span text:style-name="T118">end</text:span></text:p>
      <text:p text:style-name="P95">end</text:p>
      <text:p text:style-name="P92"/>
      <text:p text:style-name="P93"/>
      <text:p text:style-name="P92"><text:span text:style-name="T47">User</text:span>Concern</text:p>
      <text:p text:style-name="P94"><text:tab/></text:p>
      <text:p text:style-name="P94"><text:tab/>include CreatorConcern</text:p>
      <text:p text:style-name="P92"/>
      <text:p text:style-name="P94"><text:tab/>1. <text:span text:style-name="T85">user_id</text:span></text:p>
      <text:p text:style-name="P97"><text:tab/>2. user_type</text:p>
      <text:p text:style-name="P97"><text:tab/>3. email</text:p>
      <text:p text:style-name="P97"><text:tab/>4. mobile</text:p>
      <text:p text:style-name="P97"><text:tab/>5. sex</text:p>
      <text:p text:style-name="P97"><text:tab/>6. age</text:p>
      <text:p text:style-name="P97"><text:tab/></text:p>
      <text:p text:style-name="P97"><text:tab/>def is_admin?</text:p>
      <text:p text:style-name="P94"><text:tab/><text:tab/><text:span text:style-name="T51">Return true if user_type == “staff||doctor”</text:span></text:p>
      <text:p text:style-name="P94"><text:span text:style-name="T48"><text:tab/>end<text:tab/> </text:span><text:tab/><text:tab/><text:tab/></text:p>
      <text:p text:style-name="P42">end</text:p>
      <text:p text:style-name="P42"/>
      <text:p text:style-name="P156">## there should be a location object</text:p>
      <text:p text:style-name="P156">## there should be a location controller</text:p>
      <text:p text:style-name="P156">## what about where we want to search by distance of locations.</text:p>
      <text:p text:style-name="P157">## so it should add the last know location to that object as well?</text:p>
      <text:p text:style-name="P157">## how it should deal with this?</text:p>
      <text:p text:style-name="P158">## yes like this only.</text:p>
      <text:p text:style-name="P158"/>
      <text:p text:style-name="P159">## Collection center model needs to be considered.</text:p>
      <text:p text:style-name="P158"/>
      <text:p text:style-name="P154"/>
      <text:p text:style-name="P42"/>
      <text:p text:style-name="P45">BarCode Concern</text:p>
      <text:p text:style-name="P45"><text:tab/>bar_<text:span text:style-name="T67">id</text:span></text:p>
      <text:p text:style-name="P45"><text:soft-page-break/><text:tab/><text:span text:style-name="T136">validates_presence_of: bar_id</text:span></text:p>
      <text:p text:style-name="P45">end</text:p>
      <text:p text:style-name="P42"/>
      <text:p text:style-name="P52">MediaConcern</text:p>
      <text:p text:style-name="P52"><text:tab/><text:span text:style-name="T73">include CreatorConcern</text:span></text:p>
      <text:p text:style-name="P52"><text:tab/><text:span text:style-name="T72">image_url</text:span></text:p>
      <text:p text:style-name="P52"><text:tab/><text:span text:style-name="T74">image_description</text:span></text:p>
      <text:p text:style-name="P52"/>
      <text:p text:style-name="P52"><text:tab/><text:span text:style-name="T72">video_url</text:span></text:p>
      <text:p text:style-name="P53"><text:tab/>video_description</text:p>
      <text:p text:style-name="P53"/>
      <text:p text:style-name="P52"><text:tab/><text:span text:style-name="T74">audio_url</text:span></text:p>
      <text:p text:style-name="P52"><text:tab/><text:span text:style-name="T74">audio_description</text:span></text:p>
      <text:p text:style-name="P52">end</text:p>
      <text:p text:style-name="P42"/>
      <text:p text:style-name="P54">TimeStamps Concern</text:p>
      <text:p text:style-name="P54"><text:tab/>start_time : time as epoch</text:p>
      <text:p text:style-name="P54"><text:tab/>end_time : time as epoch</text:p>
      <text:p text:style-name="P54">end</text:p>
      <text:p text:style-name="P56"/>
      <text:p text:style-name="P56"/>
      <text:p text:style-name="P55">RatingConcern</text:p>
      <text:p text:style-name="P60"><text:tab/>rating : integer , out of 5.</text:p>
      <text:p text:style-name="P55"><text:tab/><text:span text:style-name="T79">review : description </text:span></text:p>
      <text:p text:style-name="P55"><text:tab/><text:span text:style-name="T80">for_object_id : </text:span></text:p>
      <text:p text:style-name="P55">end</text:p>
      <text:p text:style-name="P55"/>
      <text:p text:style-name="P57">RatingsControllerConcern</text:p>
      <text:p text:style-name="P58"><text:tab/><text:span text:style-name="T81">CRUD actions</text:span></text:p>
      <text:p text:style-name="P58"><text:tab/><text:span text:style-name="T81">after_create -&gt; update parent object with average rating, total ratings.</text:span></text:p>
      <text:p text:style-name="P57">end</text:p>
      <text:p text:style-name="P42"><text:tab/></text:p>
      <text:p text:style-name="P59">DelegateConcern</text:p>
      <text:p text:style-name="P59"><text:tab/><text:span text:style-name="T84">## meant to represent user/object to whom the object implementing the concern is delegated.</text:span></text:p>
      <text:p text:style-name="P59"><text:tab/><text:span text:style-name="T83">object id</text:span></text:p>
      <text:p text:style-name="P59">end</text:p>
      <text:p text:style-name="P59"/>
      <text:p text:style-name="P59"/>
      <text:p text:style-name="P146">ProcessConcern</text:p>
      <text:p text:style-name="P146"><text:tab/>process_started_at : time</text:p>
      <text:p text:style-name="P146"><text:tab/>process_started : boolean true/false</text:p>
      <text:p text:style-name="P146"><text:tab/>process_ended_at : time</text:p>
      <text:p text:style-name="P146"><text:tab/>process_ended : boolean true/false</text:p>
      <text:p text:style-name="P147"><text:tab/><text:span text:style-name="T70">step_ids [array of step ids, that should be performed one after the other.]</text:span></text:p>
      <text:p text:style-name="P168"><text:tab/>current_step_id : document_id</text:p>
      <text:p text:style-name="P146">end</text:p>
      <text:p text:style-name="P146"/>
      <text:p text:style-name="P148">RelativesConcern</text:p>
      <text:p text:style-name="P148"><text:tab/><text:span text:style-name="T115">relatives: array_of_hashes =&gt;</text:span></text:p>
      <text:p text:style-name="P148"><text:tab/>key -&gt; object_class_name</text:p>
      <text:p text:style-name="P149"><text:tab/>value -&gt; array_of_object_ids</text:p>
      <text:p text:style-name="P149"><text:tab/></text:p>
      <text:p text:style-name="P149"><text:soft-page-break/><text:tab/><text:span text:style-name="T115">## above array of hashes represented as a simple hash.</text:span></text:p>
      <text:p text:style-name="P149"><text:tab/><text:span text:style-name="T115">relatives_as_hash =&gt;</text:span></text:p>
      <text:p text:style-name="P149"><text:tab/><text:span text:style-name="T115">key =&gt; object_id</text:span></text:p>
      <text:p text:style-name="P149"><text:tab/><text:span text:style-name="T115">value =&gt; object class name</text:span></text:p>
      <text:p text:style-name="P149"/>
      <text:p text:style-name="P150"><text:tab/>## before_create must check that no other object of the parent_class has any of these object ids in the relatives.</text:p>
      <text:p text:style-name="P149"><text:tab/><text:span text:style-name="T115">unique_relative_ids =&gt;</text:span></text:p>
      <text:p text:style-name="P149"><text:tab/><text:span text:style-name="T115">array</text:span> </text:p>
      <text:p text:style-name="P149"/>
      <text:p text:style-name="P149"><text:tab/><text:span text:style-name="T116">before_create do </text:span></text:p>
      <text:p text:style-name="P149"><text:tab/><text:tab/><text:span text:style-name="T117">search for any other parent class object having any of the unique_relative_ids in their relatives hash.</text:span></text:p>
      <text:p text:style-name="P149"><text:tab/><text:tab/><text:span text:style-name="T117">If yes, add a validation error, so that creation will fail.</text:span></text:p>
      <text:p text:style-name="P149"><text:tab/><text:span text:style-name="T116">end</text:span></text:p>
      <text:p text:style-name="P148">end</text:p>
      <text:p text:style-name="P148"/>
      <text:p text:style-name="P151">ChildConcern</text:p>
      <text:p text:style-name="P151"><text:tab/>child_of : document_id</text:p>
      <text:p text:style-name="P151">end</text:p>
      <text:p text:style-name="P145"/>
      <text:p text:style-name="P161">LocatableConcern</text:p>
      <text:p text:style-name="P161"><text:tab/><text:span text:style-name="T145">lat</text:span></text:p>
      <text:p text:style-name="P161"><text:tab/><text:span text:style-name="T145">long</text:span></text:p>
      <text:p text:style-name="P161">end</text:p>
      <text:p text:style-name="P42"/>
      <text:p text:style-name="P162"/>
      <text:p text:style-name="P162"/>
      <text:p text:style-name="P167">## implement in any model where you want versioned approval.</text:p>
      <text:p text:style-name="P165">def VersionConcern</text:p>
      <text:p text:style-name="P165"><text:tab/><text:span text:style-name="T154">include CreatorConcern.</text:span></text:p>
      <text:p text:style-name="P165"><text:tab/><text:span text:style-name="T153">document_version : set default as “original”</text:span></text:p>
      <text:p text:style-name="P165">end</text:p>
      <text:p text:style-name="P163"/>
      <text:p text:style-name="P166">## implement this in whichever controller handles the model that implements the versionconcern.</text:p>
      <text:p text:style-name="P163">def VersionControllerConcern</text:p>
      <text:p text:style-name="P163"><text:tab/><text:span text:style-name="T146">def update</text:span></text:p>
      <text:p text:style-name="P163"><text:tab/><text:tab/><text:span text:style-name="T149">if the current_user is not the creator then -&gt;</text:span></text:p>
      <text:p text:style-name="P164"><text:tab/><text:tab/><text:tab/><text:span text:style-name="T147">create a new document</text:span></text:p>
      <text:p text:style-name="P164"><text:tab/><text:tab/><text:tab/><text:span text:style-name="T147">add all the params of the old document + updated params on it</text:span></text:p>
      <text:p text:style-name="P164"><text:tab/><text:tab/><text:tab/><text:span text:style-name="T147">save the new document with a version eq : created_at.in_milliseconds.</text:span></text:p>
      <text:p text:style-name="P164"><text:tab/><text:tab/><text:tab/><text:span text:style-name="T147">respond_with status : 201, returning as well the id of the versioned document.</text:span></text:p>
      <text:p text:style-name="P164"><text:tab/><text:tab/><text:tab/><text:span text:style-name="T148">Send a notification to the creator of the older document with the new <text:tab/><text:tab/><text:tab/><text:tab/>document version number, saying it needs to be approved.</text:span></text:p>
      <text:p text:style-name="P164"><text:tab/><text:tab/><text:span text:style-name="T150">Else</text:span></text:p>
      <text:p text:style-name="P164"><text:tab/><text:tab/><text:tab/><text:span text:style-name="T150">do usual update.</text:span></text:p>
      <text:p text:style-name="P164"><text:tab/><text:tab/><text:span text:style-name="T149">end</text:span></text:p>
      <text:p text:style-name="P164"><text:span text:style-name="T146"><text:tab/>End</text:span></text:p>
      <text:p text:style-name="P164"/>
      <text:p text:style-name="P164"><text:tab/><text:span text:style-name="T148">def approve(user_id, old_document_id, version_number_of_new_document)</text:span></text:p>
      <text:p text:style-name="P164"><text:tab/><text:tab/><text:span text:style-name="T151">make the current_document_version : “original”</text:span></text:p>
      <text:p text:style-name="P164"><text:tab/><text:tab/><text:span text:style-name="T151">make the old_document_version : null</text:span></text:p>
      <text:p text:style-name="P164"><text:soft-page-break/><text:tab/><text:tab/><text:span text:style-name="T152">notify creator of current_document, that changes were approved.</text:span></text:p>
      <text:p text:style-name="P164"><text:tab/><text:span text:style-name="T148">end</text:span></text:p>
      <text:p text:style-name="P163">end</text:p>
      <text:p text:style-name="P16"/>
      <text:p text:style-name="P175"/>
      <text:p text:style-name="P43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20:43:45.315157735</meta:creation-date>
    <dc:date>2017-10-02T04:34:53.370509003</dc:date>
    <meta:editing-duration>P1DT17H15M27S</meta:editing-duration>
    <meta:editing-cycles>555</meta:editing-cycles>
    <meta:generator>LibreOffice/5.0.6.2$Linux_X86_64 LibreOffice_project/00m0$Build-2</meta:generator>
    <meta:document-statistic meta:table-count="13" meta:image-count="0" meta:object-count="0" meta:page-count="16" meta:paragraph-count="573" meta:word-count="3119" meta:character-count="21514" meta:non-whitespace-character-count="18165"/>
  </office:meta>
</office:document-meta>
</file>